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sans-serif"/>
    <style:font-face style:name="Lohit Devanagari1" svg:font-family="'Lohit Devanagari'"/>
    <style:font-face style:name="Montserrat" svg:font-family="Montserrat"/>
    <style:font-face style:name="Open Sans" svg:font-family="'Open Sans', apple-system, BlinkMacSystemFont, 'Segoe UI', 'Helvetica Neue', Arial, sans-serif, 'Apple Color Emoji', 'Segoe UI Emoji', 'Segoe UI Symbol'"/>
    <style:font-face style:name="SFMono-Regular" svg:font-family="SFMono-Regular, Consolas, 'Liberation Mono', Menlo, Courier, monospace"/>
    <style:font-face style:name="SFMono-Regular1" svg:font-family="SFMono-Regular, Consolas, 'Ubuntu Mono', 'Liberation Mono', Menlo, Courier, monospace"/>
    <style:font-face style:name="Verdana" svg:font-family="Verdan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table:align="margins"/>
    </style:style>
    <style:style style:name="Table1.A" style:family="table-column">
      <style:table-column-properties style:column-width="1.5in" style:rel-column-width="14563*"/>
    </style:style>
    <style:style style:name="Table1.B" style:family="table-column">
      <style:table-column-properties style:column-width="5.25in" style:rel-column-width="50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9" style:family="table-row">
      <style:table-row-properties style:min-row-height="0.3153in"/>
    </style:style>
    <style:style style:name="P1" style:family="paragraph" style:parent-style-name="Standard">
      <style:text-properties officeooo:rsid="001fb8f3" officeooo:paragraph-rsid="001fb8f3"/>
    </style:style>
    <style:style style:name="P2" style:family="paragraph" style:parent-style-name="Text_20_body">
      <style:text-properties officeooo:paragraph-rsid="0024801c"/>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24801c" style:font-size-asian="12pt" style:font-size-complex="12pt"/>
    </style:style>
    <style:style style:name="P5" style:family="paragraph" style:parent-style-name="Text_20_body">
      <style:paragraph-properties fo:margin-top="0in" fo:margin-bottom="0in" loext:contextual-spacing="false" fo:text-align="start" style:justify-single-word="false" fo:orphans="2" fo:widows="2"/>
    </style:style>
    <style:style style:name="P6" style:family="paragraph" style:parent-style-name="Text_20_body">
      <style:paragraph-properties fo:margin-left="0in" fo:margin-right="0in" fo:text-align="start" style:justify-single-word="false"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officeooo:paragraph-rsid="00219b54"/>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2pt" fo:font-style="normal" fo:font-weight="normal" style:font-size-asian="12pt" style:font-size-complex="12pt"/>
    </style:style>
    <style:style style:name="P10" style:family="paragraph" style:parent-style-name="Text_20_body">
      <style:paragraph-properties fo:margin-left="0in" fo:margin-right="0in" fo:margin-top="0in" fo:margin-bottom="0.2709in" loext:contextual-spacing="false" fo:orphans="2" fo:widows="2" fo:text-indent="0in" style:auto-text-indent="false"/>
    </style:style>
    <style:style style:name="P11" style:family="paragraph" style:parent-style-name="Table_20_Contents">
      <style:paragraph-properties fo:margin-left="0in" fo:margin-right="0in" fo:text-align="start" style:justify-single-word="false" fo:orphans="2" fo:widows="2" fo:text-indent="0in" style:auto-text-indent="false"/>
    </style:style>
    <style:style style:name="P12" style:family="paragraph" style:parent-style-name="Table_20_Contents">
      <style:paragraph-properties fo:margin-left="0in" fo:margin-right="0in" fo:orphans="2" fo:widows="2" fo:text-indent="0in" style:auto-text-indent="false"/>
    </style:style>
    <style:style style:name="P13"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1b1b1b" style:font-name="Open Sans" fo:font-size="12pt" fo:letter-spacing="normal" fo:font-style="normal" fo:font-weight="normal" style:font-size-asian="12pt" style:font-size-complex="12pt"/>
    </style:style>
    <style:style style:name="P14"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4292e" style:font-name="SFMono-Regular" fo:font-size="11.25pt" fo:letter-spacing="normal" fo:font-style="normal" fo:font-weight="normal"/>
    </style:style>
    <style:style style:name="P15" style:family="paragraph" style:parent-style-name="Table_20_Contents">
      <style:text-properties officeooo:paragraph-rsid="001fb8f3"/>
    </style:style>
    <style:style style:name="P16" style:family="paragraph" style:parent-style-name="Table_20_Contents">
      <style:text-properties fo:font-variant="normal" fo:text-transform="none" fo:color="#292b2c" style:font-name="Arial" fo:font-size="12pt" fo:font-style="normal" style:font-size-asian="12pt" style:font-size-complex="12pt"/>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size="12pt" officeooo:rsid="001fb8f3" officeooo:paragraph-rsid="001fb8f3" style:font-size-asian="12pt" style:font-size-complex="12pt"/>
    </style:style>
    <style:style style:name="P19" style:family="paragraph" style:parent-style-name="Table_20_Contents">
      <style:text-properties fo:font-size="12pt" officeooo:paragraph-rsid="00213802" style:font-size-asian="12pt" style:font-size-complex="12pt"/>
    </style:style>
    <style:style style:name="P20" style:family="paragraph" style:parent-style-name="Table_20_Contents">
      <style:text-properties officeooo:paragraph-rsid="00213802"/>
    </style:style>
    <style:style style:name="P21" style:family="paragraph" style:parent-style-name="Table_20_Contents">
      <style:text-properties officeooo:paragraph-rsid="00219b54"/>
    </style:style>
    <style:style style:name="P22" style:family="paragraph" style:parent-style-name="Table_20_Contents">
      <style:text-properties fo:font-weight="normal" officeooo:paragraph-rsid="00219b54" style:font-weight-asian="normal" style:font-weight-complex="normal"/>
    </style:style>
    <style:style style:name="P23" style:family="paragraph" style:parent-style-name="Table_20_Contents">
      <style:text-properties fo:font-weight="normal" officeooo:rsid="00219b54" officeooo:paragraph-rsid="00219b54" style:font-weight-asian="normal" style:font-weight-complex="normal"/>
    </style:style>
    <style:style style:name="P24" style:family="paragraph" style:parent-style-name="Table_20_Contents">
      <style:text-properties officeooo:paragraph-rsid="0021b71e"/>
    </style:style>
    <style:style style:name="P25" style:family="paragraph" style:parent-style-name="Table_20_Contents">
      <style:text-properties officeooo:paragraph-rsid="0023189e"/>
    </style:style>
    <style:style style:name="P26" style:family="paragraph" style:parent-style-name="Table_20_Contents">
      <style:text-properties officeooo:paragraph-rsid="0024801c"/>
    </style:style>
    <style:style style:name="P27" style:family="paragraph" style:parent-style-name="Text_20_body">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28"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29"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0"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1"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2" style:family="paragraph" style:parent-style-name="Text_20_body" style:list-style-name="L5">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3" style:family="paragraph" style:parent-style-name="Text_20_body" style:list-style-name="L6">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4" style:family="paragraph" style:parent-style-name="Text_20_body" style:list-style-name="L7">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5" style:family="paragraph" style:parent-style-name="Text_20_body" style:list-style-name="L11">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6" style:family="paragraph" style:parent-style-name="Text_20_body" style:list-style-name="L12">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7" style:family="paragraph" style:parent-style-name="Text_20_body" style:list-style-name="L13">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8" style:family="paragraph" style:parent-style-name="Text_20_body" style:list-style-name="L14">
      <style:paragraph-properties fo:margin-top="0in" fo:margin-bottom="0in" loext:contextual-spacing="false" fo:text-align="start" style:justify-single-word="false" fo:orphans="2" fo:widows="2"/>
      <style:text-properties fo:font-variant="normal" fo:text-transform="none" fo:color="#292b2c" style:font-name="Open Sans" fo:font-size="12pt" fo:letter-spacing="normal" fo:font-style="normal" fo:font-weight="normal" style:font-size-asian="12pt" style:font-size-complex="12pt"/>
    </style:style>
    <style:style style:name="P39" style:family="paragraph" style:parent-style-name="Text_20_body">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40" style:family="paragraph" style:parent-style-name="Text_20_body" style:list-style-name="L3">
      <style:paragraph-properties fo:margin-top="0in" fo:margin-bottom="0in" loext:contextual-spacing="false" fo:text-align="start" style:justify-single-word="false" fo:orphans="2" fo:widows="2"/>
    </style:style>
    <style:style style:name="P41" style:family="paragraph" style:parent-style-name="Text_20_body" style:list-style-name="L4">
      <style:paragraph-properties fo:margin-top="0in" fo:margin-bottom="0in" loext:contextual-spacing="false" fo:text-align="start" style:justify-single-word="false" fo:orphans="2" fo:widows="2"/>
    </style:style>
    <style:style style:name="P42" style:family="paragraph" style:parent-style-name="Text_20_body" style:list-style-name="L8">
      <style:paragraph-properties fo:margin-top="0in" fo:margin-bottom="0in" loext:contextual-spacing="false" fo:text-align="start" style:justify-single-word="false" fo:orphans="2" fo:widows="2"/>
    </style:style>
    <style:style style:name="P43" style:family="paragraph" style:parent-style-name="Text_20_body" style:list-style-name="L8">
      <style:paragraph-properties fo:margin-top="0in" fo:margin-bottom="0in" loext:contextual-spacing="false" fo:text-align="start" style:justify-single-word="false" fo:orphans="2" fo:widows="2"/>
      <style:text-properties officeooo:paragraph-rsid="002797f1"/>
    </style:style>
    <style:style style:name="P44" style:family="paragraph" style:parent-style-name="Text_20_body" style:list-style-name="L9">
      <style:paragraph-properties fo:margin-top="0in" fo:margin-bottom="0in" loext:contextual-spacing="false" fo:text-align="start" style:justify-single-word="false" fo:orphans="2" fo:widows="2"/>
      <style:text-properties officeooo:paragraph-rsid="002797f1"/>
    </style:style>
    <style:style style:name="P45" style:family="paragraph" style:parent-style-name="Text_20_body" style:list-style-name="L15">
      <style:paragraph-properties fo:margin-top="0in" fo:margin-bottom="0in" loext:contextual-spacing="false" fo:text-align="start" style:justify-single-word="false" fo:orphans="2" fo:widows="2"/>
    </style:style>
    <style:style style:name="P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b1b1b" style:font-name="Open Sans" fo:font-size="12pt" fo:letter-spacing="normal" fo:font-style="normal" fo:font-weight="normal" style:font-size-asian="12pt" style:font-size-complex="12pt"/>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9" style:family="paragraph" style:parent-style-name="Table_20_Contents">
      <style:text-properties fo:font-variant="normal" fo:text-transform="none" fo:color="#292b2c" style:font-name="Open Sans" fo:font-size="12pt" fo:letter-spacing="normal" fo:font-style="normal" fo:font-weight="normal" officeooo:rsid="001fb8f3" officeooo:paragraph-rsid="001fb8f3" style:font-size-asian="12pt" style:font-weight-asian="normal" style:font-size-complex="12pt" style:font-weight-complex="normal"/>
    </style:style>
    <style:style style:name="P50" style:family="paragraph" style:parent-style-name="Table_20_Contents">
      <style:text-properties fo:font-variant="normal" fo:text-transform="none" fo:color="#292b2c" style:font-name="Open Sans" fo:letter-spacing="normal" fo:font-style="normal" fo:font-weight="normal" officeooo:rsid="00219b54" officeooo:paragraph-rsid="00219b54" style:font-weight-asian="normal" style:font-weight-complex="normal"/>
    </style:style>
    <style:style style:name="P51" style:family="paragraph" style:parent-style-name="Table_20_Contents">
      <style:text-properties fo:font-variant="normal" fo:text-transform="none" fo:color="#292b2c" style:font-name="Arial" fo:font-size="12pt" fo:font-style="normal" officeooo:paragraph-rsid="002797f1"/>
    </style:style>
    <style:style style:name="P52" style:family="paragraph" style:parent-style-name="Table_20_Contents">
      <style:text-properties fo:font-variant="normal" fo:text-transform="none" fo:color="#1b1b1b" style:font-name="Open Sans" fo:font-size="12pt" fo:letter-spacing="normal" fo:font-style="normal" fo:font-weight="normal" style:font-size-asian="12pt" style:font-size-complex="12pt"/>
    </style:style>
    <style:style style:name="P53" style:family="paragraph" style:parent-style-name="Table_20_Contents">
      <style:text-properties officeooo:paragraph-rsid="0027141c"/>
    </style:style>
    <style:style style:name="P54" style:family="paragraph" style:parent-style-name="Table_20_Contents">
      <style:text-properties officeooo:paragraph-rsid="002797f1"/>
    </style:style>
    <style:style style:name="P55" style:family="paragraph" style:parent-style-name="Table_20_Contents">
      <style:text-properties fo:font-size="12pt" style:font-size-asian="12pt" style:font-size-complex="12pt"/>
    </style:style>
    <style:style style:name="P56" style:family="paragraph" style:parent-style-name="Table_20_Contents">
      <style:text-properties officeooo:paragraph-rsid="00285a1e"/>
    </style:style>
    <style:style style:name="P57"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92b2c" style:font-name="Open Sans" fo:font-size="12pt" fo:letter-spacing="normal" fo:font-style="normal" fo:font-weight="normal" style:font-size-asian="12pt" style:font-size-complex="12pt"/>
    </style:style>
    <style:style style:name="P5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1b1b1b" style:font-name="Open Sans" fo:font-size="12pt" fo:letter-spacing="normal" fo:font-style="normal" fo:font-weight="normal" style:font-size-asian="12pt" style:font-size-complex="12pt"/>
    </style:style>
    <style:style style:name="P5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1b1b1b" style:font-name="Open Sans" fo:font-size="13.5pt" fo:letter-spacing="normal" fo:font-style="normal" fo:font-weight="normal"/>
    </style:style>
    <style:style style:name="P60" style:family="paragraph" style:parent-style-name="Table_20_Contents">
      <style:paragraph-properties fo:margin-left="0in" fo:margin-right="0in" fo:text-align="start" style:justify-single-word="false" fo:orphans="2" fo:widows="2" fo:text-indent="0in" style:auto-text-indent="false"/>
    </style:style>
    <style:style style:name="P61" style:family="paragraph" style:parent-style-name="Table_20_Contents">
      <style:paragraph-properties fo:margin-left="0in" fo:margin-right="0in" fo:text-align="start" style:justify-single-word="false" fo:orphans="2" fo:widows="2" fo:text-indent="0in" style:auto-text-indent="false"/>
      <style:text-properties officeooo:paragraph-rsid="002797f1"/>
    </style:style>
    <style:style style:name="P62" style:family="paragraph" style:parent-style-name="Table_20_Contents">
      <style:paragraph-properties fo:margin-left="0in" fo:margin-right="0in" fo:text-align="start" style:justify-single-word="false" fo:orphans="2" fo:widows="2" fo:text-indent="0in" style:auto-text-indent="false"/>
      <style:text-properties officeooo:paragraph-rsid="00285a1e"/>
    </style:style>
    <style:style style:name="P63" style:family="paragraph" style:parent-style-name="Table_20_Contents">
      <style:paragraph-properties fo:margin-left="0in" fo:margin-right="0in" fo:text-align="start" style:justify-single-word="false" fo:orphans="2" fo:widows="2" fo:text-indent="0in" style:auto-text-indent="false"/>
      <style:text-properties fo:font-size="12pt" style:font-size-asian="12pt" style:font-size-complex="12pt"/>
    </style:style>
    <style:style style:name="P64" style:family="paragraph" style:parent-style-name="Table_20_Contents">
      <style:paragraph-properties fo:margin-left="0in" fo:margin-right="0in" fo:text-align="start" style:justify-single-word="false" fo:orphans="2" fo:widows="2" fo:text-indent="0in" style:auto-text-indent="false"/>
      <style:text-properties fo:font-size="12pt" officeooo:paragraph-rsid="0027141c" style:font-size-asian="12pt" style:font-size-complex="12pt"/>
    </style:style>
    <style:style style:name="P65" style:family="paragraph" style:parent-style-name="Heading_20_3">
      <style:paragraph-properties fo:margin-left="0in" fo:margin-right="0in" fo:margin-top="0in" fo:margin-bottom="0.1563in" loext:contextual-spacing="false" fo:line-height="120%" fo:text-align="start" style:justify-single-word="false" fo:orphans="2" fo:widows="2" fo:text-indent="0in" style:auto-text-indent="false"/>
      <style:text-properties fo:font-variant="normal" fo:text-transform="none" fo:color="#444444" style:font-name="Arial1" fo:font-size="12pt" fo:letter-spacing="normal" fo:font-style="normal" fo:font-weight="normal" style:font-size-asian="12pt" style:font-weight-asian="normal" style:font-size-complex="12pt" style:font-weight-complex="normal"/>
    </style:style>
    <style:style style:name="P66" style:family="paragraph" style:parent-style-name="Preformatted_20_Text">
      <loext:graphic-properties draw:fill="solid" draw:fill-color="#f1f2f3" draw:opacity="100%"/>
      <style:paragraph-properties fo:margin-left="0in" fo:margin-right="0in" fo:margin-top="0in" fo:margin-bottom="0.1965in" loext:contextual-spacing="false" fo:line-height="145%" fo:text-align="start" style:justify-single-word="false" fo:orphans="2" fo:widows="2" fo:text-indent="0in" style:auto-text-indent="false" fo:background-color="#f1f2f3" fo:padding="0.0193in" fo:border="0.06pt solid #e5e5e5"/>
    </style:style>
    <style:style style:name="T1" style:family="text">
      <style:text-properties officeooo:rsid="001fb8f3"/>
    </style:style>
    <style:style style:name="T2" style:family="text">
      <style:text-properties fo:font-variant="normal" fo:text-transform="none" fo:color="#444444" style:font-name="Montserrat"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222222" style:font-name="Verdana" fo:letter-spacing="normal" fo:font-style="normal" fo:font-weight="normal"/>
    </style:style>
    <style:style style:name="T4" style:family="text">
      <style:text-properties fo:font-variant="normal" fo:text-transform="none" fo:color="#222222" style:font-name="Verdana" fo:font-size="12pt" fo:letter-spacing="normal" fo:font-style="normal" fo:font-weight="bold" style:font-size-asian="12pt" style:font-size-complex="12pt"/>
    </style:style>
    <style:style style:name="T5" style:family="text">
      <style:text-properties fo:font-variant="normal" fo:text-transform="none" fo:color="#222222" style:font-name="Verdana" fo:font-size="12pt" fo:letter-spacing="normal" fo:font-style="normal" fo:font-weight="normal" style:font-size-asian="12pt" style:font-size-complex="12pt"/>
    </style:style>
    <style:style style:name="T6" style:family="text">
      <style:text-properties fo:font-variant="normal" fo:text-transform="none" fo:color="#222222" style:font-name="Verdana"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22222" fo:font-size="12pt" fo:letter-spacing="normal" style:font-size-asian="12pt" style:font-size-complex="12pt"/>
    </style:style>
    <style:style style:name="T8" style:family="text">
      <style:text-properties fo:font-variant="normal" fo:text-transform="none" fo:color="#292b2c" style:font-name="Open Sans" fo:letter-spacing="normal" fo:font-style="normal"/>
    </style:style>
    <style:style style:name="T9" style:family="text">
      <style:text-properties fo:font-variant="normal" fo:text-transform="none" fo:color="#292b2c" style:font-name="Open Sans" fo:letter-spacing="normal" fo:font-style="normal" fo:font-weight="normal"/>
    </style:style>
    <style:style style:name="T10" style:family="text">
      <style:text-properties fo:font-variant="normal" fo:text-transform="none" fo:color="#292b2c" style:font-name="Open Sans" fo:letter-spacing="normal" fo:font-style="normal" fo:font-weight="normal" style:font-weight-asian="normal" style:font-weight-complex="normal"/>
    </style:style>
    <style:style style:name="T11" style:family="text">
      <style:text-properties fo:font-variant="normal" fo:text-transform="none" fo:color="#292b2c" style:font-name="Open Sans" fo:font-size="12pt" fo:letter-spacing="normal" fo:font-style="normal" fo:font-weight="normal" officeooo:rsid="001fb8f3" style:font-size-asian="12pt" style:font-weight-asian="normal" style:font-size-complex="12pt" style:font-weight-complex="normal"/>
    </style:style>
    <style:style style:name="T12" style:family="text">
      <style:text-properties fo:font-variant="normal" fo:text-transform="none" fo:color="#292b2c" style:font-name="Open Sans" fo:font-size="12pt" fo:letter-spacing="normal" fo:font-style="normal" fo:font-weight="normal" style:font-size-asian="12pt" style:font-size-complex="12pt"/>
    </style:style>
    <style:style style:name="T13" style:family="text">
      <style:text-properties fo:font-variant="normal" fo:text-transform="none" fo:color="#292b2c" style:font-name="Open Sans" fo:font-size="12pt" fo:letter-spacing="normal" fo:font-style="normal" fo:font-weight="normal" fo:background-color="#eeeeee" loext:char-shading-value="0" style:font-size-asian="12pt" style:font-size-complex="12pt" loext:padding="0in" loext:border="none"/>
    </style:style>
    <style:style style:name="T14" style:family="text">
      <style:text-properties fo:font-variant="normal" fo:text-transform="none" fo:color="#292b2c" style:font-name="Open Sans" fo:font-size="13.5pt" fo:letter-spacing="normal" fo:font-style="normal" fo:font-weight="normal"/>
    </style:style>
    <style:style style:name="T15" style:family="text">
      <style:text-properties fo:font-variant="normal" fo:text-transform="none" fo:color="#292b2c" style:font-name="Arial" fo:font-size="12pt" fo:font-style="normal"/>
    </style:style>
    <style:style style:name="T16" style:family="text">
      <style:text-properties fo:font-variant="normal" fo:text-transform="none" fo:color="#292b2c" style:font-name="Arial" fo:font-style="normal"/>
    </style:style>
    <style:style style:name="T17" style:family="text">
      <style:text-properties fo:font-variant="normal" fo:text-transform="none" fo:color="#292b2c" style:font-name="SFMono-Regular1" fo:font-size="13.5pt" fo:letter-spacing="normal" fo:font-style="normal" fo:font-weight="normal" fo:background-color="#eeeeee" loext:char-shading-value="0" loext:padding="0in" loext:border="none"/>
    </style:style>
    <style:style style:name="T18" style:family="text">
      <style:text-properties fo:font-variant="normal" fo:text-transform="none" fo:color="#292b2c" style:font-name="SFMono-Regular1" fo:letter-spacing="normal" fo:font-style="normal" fo:font-weight="normal" fo:background-color="#eeeeee" loext:char-shading-value="0" loext:padding="0in" loext:border="none"/>
    </style:style>
    <style:style style:name="T19" style:family="text">
      <style:text-properties fo:font-variant="normal" fo:text-transform="none" fo:color="#292b2c" style:font-name="SFMono-Regular1" fo:font-size="12pt" fo:letter-spacing="normal" fo:font-style="normal" fo:font-weight="normal" fo:background-color="#eeeeee" loext:char-shading-value="0" style:font-size-asian="12pt" style:font-size-complex="12pt" loext:padding="0in" loext:border="none"/>
    </style:style>
    <style:style style:name="T20" style:family="text">
      <style:text-properties fo:font-variant="normal" fo:text-transform="none" fo:color="#1b1b1b" style:font-name="SFMono-Regular1" fo:font-size="12pt" fo:letter-spacing="normal" fo:font-style="normal" fo:font-weight="normal" fo:background-color="#eeeeee" loext:char-shading-value="0" loext:padding="0in" loext:border="none"/>
    </style:style>
    <style:style style:name="T21" style:family="text">
      <style:text-properties fo:font-variant="normal" fo:text-transform="none" fo:color="#1b1b1b" style:font-name="SFMono-Regular1" fo:font-size="12pt" fo:letter-spacing="normal" fo:font-style="normal" fo:font-weight="normal" fo:background-color="#eeeeee" loext:char-shading-value="0" style:font-size-asian="12pt" style:font-size-complex="12pt" loext:padding="0in" loext:border="none"/>
    </style:style>
    <style:style style:name="T22" style:family="text">
      <style:text-properties fo:font-variant="normal" fo:text-transform="none" fo:color="#1b1b1b" style:font-name="SFMono-Regular1" fo:font-size="12pt" fo:letter-spacing="normal" fo:font-style="normal" fo:font-weight="bold" fo:background-color="#eeeeee" loext:char-shading-value="0" style:font-size-asian="12pt" style:font-size-complex="12pt" loext:padding="0in" loext:border="none"/>
    </style:style>
    <style:style style:name="T23" style:family="text">
      <style:text-properties fo:font-variant="normal" fo:text-transform="none" fo:color="#1b1b1b" style:font-name="SFMono-Regular1" fo:font-size="12pt" fo:font-style="normal" fo:font-weight="normal" fo:background-color="#eeeeee" loext:char-shading-value="0" style:font-size-asian="12pt" style:font-size-complex="12pt" loext:padding="0in" loext:border="none"/>
    </style:style>
    <style:style style:name="T24" style:family="text">
      <style:text-properties fo:font-variant="normal" fo:text-transform="none" fo:color="#1b1b1b" style:font-name="SFMono-Regular1" fo:font-size="12pt" fo:font-style="normal" fo:font-weight="normal" fo:background-color="#eeeeee" loext:char-shading-value="0" loext:padding="0in" loext:border="none"/>
    </style:style>
    <style:style style:name="T25" style:family="text">
      <style:text-properties fo:font-variant="normal" fo:text-transform="none" fo:color="#1b1b1b" style:font-name="SFMono-Regular1" fo:letter-spacing="normal" fo:font-style="normal" fo:font-weight="normal" fo:background-color="#eeeeee" loext:char-shading-value="0" loext:padding="0in" loext:border="none"/>
    </style:style>
    <style:style style:name="T26" style:family="text">
      <style:text-properties fo:font-variant="normal" fo:text-transform="none" fo:color="#1b1b1b" style:font-name="SFMono-Regular1" fo:font-style="normal" fo:font-weight="normal" fo:background-color="#eeeeee" loext:char-shading-value="0" loext:padding="0in" loext:border="none"/>
    </style:style>
    <style:style style:name="T27" style:family="text">
      <style:text-properties fo:font-variant="normal" fo:text-transform="none" fo:color="#1b1b1b" style:font-name="Open Sans" fo:font-size="13.5pt" fo:letter-spacing="normal" fo:font-style="normal" fo:font-weight="normal"/>
    </style:style>
    <style:style style:name="T28" style:family="text">
      <style:text-properties fo:font-variant="normal" fo:text-transform="none" fo:color="#1b1b1b" style:font-name="Open Sans" fo:font-size="13.5pt" fo:letter-spacing="normal" fo:font-style="normal" fo:font-weight="bold"/>
    </style:style>
    <style:style style:name="T29" style:family="text">
      <style:text-properties fo:font-variant="normal" fo:text-transform="none" fo:color="#1b1b1b" style:font-name="Open Sans" fo:font-size="13.5pt" fo:font-style="normal" fo:font-weight="normal"/>
    </style:style>
    <style:style style:name="T30" style:family="text">
      <style:text-properties fo:font-variant="normal" fo:text-transform="none" fo:color="#1b1b1b" style:font-name="Open Sans" fo:letter-spacing="normal" fo:font-style="normal" fo:font-weight="normal"/>
    </style:style>
    <style:style style:name="T31" style:family="text">
      <style:text-properties fo:font-variant="normal" fo:text-transform="none" fo:color="#1b1b1b" style:font-name="Open Sans" fo:letter-spacing="normal" fo:font-style="normal" fo:font-weight="bold"/>
    </style:style>
    <style:style style:name="T32" style:family="text">
      <style:text-properties fo:font-variant="normal" fo:text-transform="none" fo:color="#1b1b1b" style:font-name="Open Sans" fo:font-size="12pt" fo:letter-spacing="normal" fo:font-style="normal" fo:font-weight="normal" style:font-size-asian="12pt" style:font-size-complex="12pt"/>
    </style:style>
    <style:style style:name="T33" style:family="text">
      <style:text-properties fo:font-variant="normal" fo:text-transform="none" fo:color="#1b1b1b" style:font-name="Open Sans" fo:font-size="12pt" fo:letter-spacing="normal" fo:font-style="normal" fo:font-weight="normal" officeooo:rsid="00219b54" style:font-size-asian="12pt" style:font-size-complex="12pt"/>
    </style:style>
    <style:style style:name="T34" style:family="text">
      <style:text-properties fo:font-variant="normal" fo:text-transform="none" fo:color="#1b1b1b" style:font-name="Open Sans" fo:font-size="12pt" fo:letter-spacing="normal" fo:font-style="normal" fo:font-weight="normal" officeooo:rsid="0021b71e" style:font-size-asian="12pt" style:font-size-complex="12pt"/>
    </style:style>
    <style:style style:name="T35" style:family="text">
      <style:text-properties fo:font-variant="normal" fo:text-transform="none" fo:color="#1b1b1b" style:font-name="Open Sans" fo:font-size="12pt" fo:letter-spacing="normal" fo:font-style="normal" fo:font-weight="normal" fo:background-color="#eeeeee" loext:char-shading-value="0" style:font-size-asian="12pt" style:font-size-complex="12pt" loext:padding="0in" loext:border="none"/>
    </style:style>
    <style:style style:name="T36" style:family="text">
      <style:text-properties fo:font-variant="normal" fo:text-transform="none" fo:color="#1b1b1b" style:font-name="Open Sans" fo:font-size="12pt" fo:letter-spacing="normal" fo:font-style="normal" fo:font-weight="bold" style:font-size-asian="12pt" style:font-size-complex="12pt"/>
    </style:style>
    <style:style style:name="T37" style:family="text">
      <style:text-properties fo:font-variant="normal" fo:text-transform="none" fo:color="#1b1b1b" style:font-name="Open Sans" fo:font-size="12pt" fo:font-style="normal" fo:font-weight="normal" style:font-size-asian="12pt" style:font-size-complex="12pt"/>
    </style:style>
    <style:style style:name="T38" style:family="text">
      <style:text-properties fo:font-variant="normal" fo:text-transform="none" fo:color="#1b1b1b" style:font-name="Open Sans" fo:font-size="12pt" fo:font-style="normal" fo:font-weight="bold" style:font-size-asian="12pt" style:font-size-complex="12pt"/>
    </style:style>
    <style:style style:name="T39" style:family="text">
      <style:text-properties fo:font-variant="normal" fo:text-transform="none" fo:color="#1b1b1b" style:font-name="Open Sans" fo:font-style="normal" fo:font-weight="normal"/>
    </style:style>
    <style:style style:name="T40" style:family="text">
      <style:text-properties fo:font-variant="normal" fo:text-transform="none" fo:color="#1b1b1b" fo:letter-spacing="normal"/>
    </style:style>
    <style:style style:name="T41" style:family="text">
      <style:text-properties fo:font-variant="normal" fo:text-transform="none" fo:color="#1b1b1b" fo:font-size="12pt" fo:letter-spacing="normal" style:font-size-asian="12pt" style:font-size-complex="12pt"/>
    </style:style>
    <style:style style:name="T42" style:family="text">
      <style:text-properties fo:font-variant="normal" fo:text-transform="none" fo:color="#1b1b1b" style:font-name="SFMono-Regular" fo:font-size="12pt" fo:letter-spacing="normal" fo:font-style="normal" fo:font-weight="normal" style:font-size-asian="12pt" style:font-size-complex="12pt"/>
    </style:style>
    <style:style style:name="T43" style:family="text">
      <style:text-properties fo:font-variant="normal" fo:text-transform="none" fo:color="#2b6dad" style:text-line-through-style="none" style:text-line-through-type="none" style:font-name="Open Sans" fo:font-size="12pt" fo:letter-spacing="normal" fo:font-style="normal" style:text-underline-style="none" fo:font-weight="normal" style:text-blinking="false" fo:background-color="#ffffff" loext:char-shading-value="0" style:font-size-asian="12pt" style:font-size-complex="12pt"/>
    </style:style>
    <style:style style:name="T44" style:family="text">
      <style:text-properties fo:font-variant="normal" fo:text-transform="none" fo:color="#d73a49" style:font-name="SFMono-Regular" fo:font-size="11.25pt" fo:letter-spacing="normal" fo:font-style="normal" fo:font-weight="normal"/>
    </style:style>
    <style:style style:name="T45" style:family="text">
      <style:text-properties fo:font-variant="normal" fo:text-transform="none" fo:color="#d73a49" style:font-name="SFMono-Regular" fo:letter-spacing="normal" fo:font-style="normal" fo:font-weight="normal"/>
    </style:style>
    <style:style style:name="T46" style:family="text">
      <style:text-properties fo:font-variant="normal" fo:text-transform="none" fo:color="#d73a49" style:font-name="SFMono-Regular" fo:font-size="12pt" fo:letter-spacing="normal" fo:font-style="normal" fo:font-weight="normal" style:font-size-asian="12pt" style:font-size-complex="12pt"/>
    </style:style>
    <style:style style:name="T47" style:family="text">
      <style:text-properties fo:font-variant="normal" fo:text-transform="none" fo:color="#24292e" fo:letter-spacing="normal"/>
    </style:style>
    <style:style style:name="T48" style:family="text">
      <style:text-properties fo:font-variant="normal" fo:text-transform="none" fo:color="#24292e" style:font-name="SFMono-Regular" fo:font-size="11.25pt" fo:letter-spacing="normal" fo:font-style="normal" fo:font-weight="normal"/>
    </style:style>
    <style:style style:name="T49" style:family="text">
      <style:text-properties fo:font-variant="normal" fo:text-transform="none" fo:color="#24292e" style:font-name="SFMono-Regular" fo:letter-spacing="normal" fo:font-style="normal" fo:font-weight="normal"/>
    </style:style>
    <style:style style:name="T50" style:family="text">
      <style:text-properties fo:font-variant="normal" fo:text-transform="none" fo:color="#24292e" style:font-name="SFMono-Regular" fo:font-size="12pt" fo:letter-spacing="normal" fo:font-style="normal" fo:font-weight="normal" style:font-size-asian="12pt" style:font-size-complex="12pt"/>
    </style:style>
    <style:style style:name="T51" style:family="text">
      <style:text-properties fo:font-variant="normal" fo:text-transform="none" fo:color="#24292e" style:font-name="Open Sans" fo:letter-spacing="normal" fo:font-style="normal" fo:font-weight="normal"/>
    </style:style>
    <style:style style:name="T52" style:family="text">
      <style:text-properties fo:font-variant="normal" fo:text-transform="none" fo:color="#6f42c1" style:font-name="SFMono-Regular" fo:font-size="11.25pt" fo:letter-spacing="normal" fo:font-style="normal" fo:font-weight="normal"/>
    </style:style>
    <style:style style:name="T53" style:family="text">
      <style:text-properties fo:font-variant="normal" fo:text-transform="none" fo:color="#6f42c1" style:font-name="SFMono-Regular" fo:letter-spacing="normal" fo:font-style="normal" fo:font-weight="normal"/>
    </style:style>
    <style:style style:name="T54" style:family="text">
      <style:text-properties fo:font-variant="normal" fo:text-transform="none" fo:color="#6f42c1" style:font-name="SFMono-Regular" fo:font-size="12pt" fo:letter-spacing="normal" fo:font-style="normal" fo:font-weight="normal" style:font-size-asian="12pt" style:font-size-complex="12pt"/>
    </style:style>
    <style:style style:name="T55" style:family="text">
      <style:text-properties fo:font-variant="normal" fo:text-transform="none" fo:color="#032f62" style:font-name="SFMono-Regular" fo:font-size="11.25pt" fo:letter-spacing="normal" fo:font-style="normal" fo:font-weight="normal"/>
    </style:style>
    <style:style style:name="T56" style:family="text">
      <style:text-properties fo:font-variant="normal" fo:text-transform="none" fo:color="#032f62" style:font-name="SFMono-Regular" fo:letter-spacing="normal" fo:font-style="normal" fo:font-weight="normal"/>
    </style:style>
    <style:style style:name="T57" style:family="text">
      <style:text-properties fo:font-variant="normal" fo:text-transform="none" fo:color="#032f62" style:font-name="SFMono-Regular" fo:font-size="12pt" fo:letter-spacing="normal" fo:font-style="normal" fo:font-weight="normal" style:font-size-asian="12pt" style:font-size-complex="12pt"/>
    </style:style>
    <style:style style:name="T58" style:family="text">
      <style:text-properties fo:font-variant="normal" fo:text-transform="none" fo:color="#4db2ec" style:text-line-through-style="none" style:text-line-through-type="none" style:font-name="Verdana" fo:font-size="12pt" fo:letter-spacing="normal" fo:font-style="normal" style:text-underline-style="none" fo:font-weight="bold" style:text-blinking="false" fo:background-color="transparent" loext:char-shading-value="0" style:font-size-asian="12pt" style:font-size-complex="12pt"/>
    </style:style>
    <style:style style:name="T59" style:family="text">
      <style:text-properties fo:font-variant="normal" fo:text-transform="none" fo:color="#005cc5" style:font-name="SFMono-Regular" fo:font-size="11.25pt" fo:letter-spacing="normal" fo:font-style="normal" fo:font-weight="normal"/>
    </style:style>
    <style:style style:name="T60" style:family="text">
      <style:text-properties fo:font-variant="normal" fo:text-transform="none" fo:color="#005cc5" style:font-name="SFMono-Regular" fo:letter-spacing="normal" fo:font-style="normal" fo:font-weight="normal"/>
    </style:style>
    <style:style style:name="T61" style:family="text">
      <style:text-properties fo:font-weight="normal" style:font-weight-asian="normal" style:font-weight-complex="normal"/>
    </style:style>
    <style:style style:name="T62" style:family="text">
      <style:text-properties fo:font-weight="normal" officeooo:rsid="001fb8f3" style:font-weight-asian="normal" style:font-weight-complex="normal"/>
    </style:style>
    <style:style style:name="T63" style:family="text">
      <style:text-properties fo:font-size="12pt" style:font-size-asian="12pt" style:font-size-complex="12pt"/>
    </style:style>
    <style:style style:name="T64" style:family="text">
      <style:text-properties officeooo:rsid="00213802"/>
    </style:style>
    <style:style style:name="T65" style:family="text">
      <style:text-properties fo:color="#292b2c"/>
    </style:style>
    <style:style style:name="T66" style:family="text">
      <style:text-properties officeooo:rsid="00219b54"/>
    </style:style>
    <style:style style:name="T67" style:family="text">
      <style:text-properties officeooo:rsid="0021b71e"/>
    </style:style>
    <style:style style:name="T68" style:family="text">
      <style:text-properties officeooo:rsid="0023189e"/>
    </style:style>
    <style:style style:name="T69" style:family="text">
      <style:text-properties officeooo:rsid="0024801c"/>
    </style:style>
    <style:style style:name="T70" style:family="text">
      <style:text-properties officeooo:rsid="0027141c"/>
    </style:style>
    <style:style style:name="T71" style:family="text">
      <style:text-properties fo:color="#24292e" style:font-name="SFMono-Regular" fo:font-size="11.25pt" fo:letter-spacing="normal" fo:font-weight="normal"/>
    </style:style>
    <style:style style:name="T72" style:family="text">
      <style:text-properties fo:color="#24292e" fo:letter-spacing="normal"/>
    </style:style>
    <style:style style:name="T73" style:family="text">
      <style:text-properties officeooo:rsid="002797f1"/>
    </style:style>
    <style:style style:name="T74" style:family="text">
      <style:text-properties fo:color="#6a737d" style:font-name="SFMono-Regular" fo:font-size="11.25pt" fo:letter-spacing="normal" fo:font-weight="normal"/>
    </style:style>
    <style:style style:name="T75" style:family="text">
      <style:text-properties officeooo:rsid="00285a1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6">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6"><text:span text:style-name="T1">1 . </text:span>Laravel framework là gì ?</text:p>
          </table:table-cell>
          <table:table-cell table:style-name="Table1.B1" office:value-type="string">
            <text:p text:style-name="P11"><text:span text:style-name="Strong_20_Emphasis"><text:span text:style-name="T2">Laravel là một PHP framework, có mã nguồn mở và miễn phí, được xây dựng nhằm hỗ trợ phát triển các phần mềm, ứng dụng, theo kiến trúc MVC</text:span></text:span></text:p>
          </table:table-cell>
        </table:table-row>
        <table:table-row>
          <table:table-cell table:style-name="Table1.A2" office:value-type="string">
            <text:p text:style-name="P16"><text:span text:style-name="T1">2 . </text:span>Phiên bản mới nhất của laravel là gì?</text:p>
          </table:table-cell>
          <table:table-cell table:style-name="Table1.B2" office:value-type="string">
            <text:p text:style-name="P18">Laravel 8 </text:p>
          </table:table-cell>
        </table:table-row>
        <table:table-row>
          <table:table-cell table:style-name="Table1.A2" office:value-type="string">
            <text:p text:style-name="P16"><text:span text:style-name="T1">3 . </text:span>Middleware trong Laravel là gì?</text:p>
          </table:table-cell>
          <table:table-cell table:style-name="Table1.B2" office:value-type="string">
            <text:p text:style-name="P12"><text:span text:style-name="Strong_20_Emphasis"><text:span text:style-name="T6">Middleware </text:span></text:span><text:span text:style-name="T7"> </text:span><text:span text:style-name="T5">là những đoạn mã trung gian nằm giữa các request và response. Nó nhận các request, thi hành các mệnh lệnh tương ứng trên request đó. Sau khi hoàn thành nó response (trả về) hoặc chuyển kết quả ủy thác cho một  <text:s text:c="3"/></text:span><text:span text:style-name="Strong_20_Emphasis"><text:span text:style-name="T6">Middleware </text:span></text:span><text:span text:style-name="T7"> </text:span><text:span text:style-name="T5">khác trong hàng đợi.</text:span></text:p>
          </table:table-cell>
        </table:table-row>
        <table:table-row>
          <table:table-cell table:style-name="Table1.A2" office:value-type="string">
            <text:p text:style-name="P16"><text:span text:style-name="T1">4 . </text:span>Các khái niệm cơ bản trong laravel là gì?</text:p>
          </table:table-cell>
          <table:table-cell table:style-name="Table1.B2" office:value-type="string">
            <text:p text:style-name="P17"><text:span text:style-name="T62">1 </text:span><text:span text:style-name="T61"><text:s/></text:span><text:bookmark text:name="_middleware-1"/><text:span text:style-name="T10">Middleware</text:span></text:p>
            <text:p text:style-name="P15"><text:span text:style-name="T11">2 </text:span><text:bookmark text:name="_csrf-token-4"/><text:span text:style-name="T10">CSRF Token</text:span></text:p>
            <text:p text:style-name="P15"><text:span text:style-name="T11">3 </text:span><text:bookmark text:name="_localization-5"/><text:span text:style-name="T10">Localization</text:span></text:p>
            <text:p text:style-name="P15"><text:span text:style-name="T11">4 </text:span><text:bookmark text:name="_authentication-voi-authorization-6"/><text:span text:style-name="T10">Authentication với Authorization</text:span></text:p>
            <text:p text:style-name="P15"><text:span text:style-name="T11">5 </text:span><text:bookmark text:name="_helpers-7"/><text:span text:style-name="T10">Helpers</text:span></text:p>
            <text:p text:style-name="P15"><text:span text:style-name="T11">6 </text:span><text:bookmark text:name="_eloquent-voi-query-builder-8"/><text:span text:style-name="T10">Eloquent với Query Builder</text:span></text:p>
            <text:p text:style-name="P15"><text:span text:style-name="T11">7 </text:span><text:bookmark text:name="_eager-loading-12"/><text:span text:style-name="T10">Eager Loading</text:span></text:p>
            <text:p text:style-name="P15"><text:span text:style-name="T11">8 </text:span><text:bookmark text:name="_eager-loading-voi-nhieu-relationships-13"/><text:span text:style-name="T10">Eager Loading với nhiều relationships</text:span></text:p>
            <text:p text:style-name="P15"><text:span text:style-name="T11">9 </text:span><text:bookmark text:name="_su-khac-biet-giua-with-la-load-14"/><text:span text:style-name="T10">Sự khác biệt giữa with() là load()</text:span></text:p>
            <text:p text:style-name="P15"><text:span text:style-name="T11">10 </text:span><text:bookmark text:name="_scope-15"/><text:span text:style-name="T10">Scope</text:span></text:p>
            <text:p text:style-name="P15"><text:span text:style-name="T11">11 </text:span><text:bookmark text:name="_accessors-va-mutators-16"/><text:span text:style-name="T10">Accessors và Mutators</text:span></text:p>
            <text:p text:style-name="P15"><text:span text:style-name="T11">12 </text:span><text:bookmark text:name="_traint-19"/><text:span text:style-name="T10">Traint</text:span></text:p>
            <text:p text:style-name="P49"/>
            <text:p text:style-name="P17"><text:s/></text:p>
          </table:table-cell>
        </table:table-row>
        <table:table-row>
          <table:table-cell table:style-name="Table1.A2" office:value-type="string">
            <text:p text:style-name="P19"><text:span text:style-name="T64">5 . </text:span><text:span text:style-name="T16">Migration trong laravel là gì? Làm thế nào để sử dụng chúng?</text:span></text:p>
          </table:table-cell>
          <table:table-cell table:style-name="Table1.B2" office:value-type="string">
            <text:p text:style-name="P13">- Migration giống như một hệ thống quản lý phiên bản giống như Git nhưng dành cho cơ sở dữ liệu của bạn. Migration cho phép bạn định nghĩa các bảng trong CSDL, định nghĩa nội dung các bảng cũng như cập nhật thay đổi các bảng đó hoàn toàn bằng PHP. Đồng thời các thao tác với CSDL này còn có thể sử dụng trên các loại CSDL khác nhau như MySQL, SQL Server, Postgres, ... mà không cần phải chỉnh sửa lại code theo CSDL sử dụng.</text:p>
            <text:p text:style-name="P13"/>
            <text:p text:style-name="P13">- <text:span text:style-name="T65">Phải có kết nối với database .</text:span></text:p>
            <text:p text:style-name="P57"><text:s text:c="2"/>migrations muốn sử dụng được thì phải nằm trong thư mục <text:s text:c="16"/>App\database\migrations</text:p>
            <text:p text:style-name="P57"/>
            <text:p text:style-name="P57"/>
            <text:p text:style-name="P13"/>
            <text:p text:style-name="P13"/>
          </table:table-cell>
        </table:table-row>
        <table:table-row>
          <table:table-cell table:style-name="Table1.A2" office:value-type="string">
            <text:p text:style-name="P20"><text:span text:style-name="T64">6 . </text:span><text:span text:style-name="T15">Service providers trong laravel là gì?</text:span></text:p>
          </table:table-cell>
          <table:table-cell table:style-name="Table1.B2" office:value-type="string">
            <text:p text:style-name="P11"><text:span text:style-name="Source_20_Text"><text:span text:style-name="T21">Service Provider</text:span></text:span><text:span text:style-name="T41"> </text:span><text:span text:style-name="T32">nó là trung tâm của việc khởi tạo tất cả các ứng dụng trong Laravel, các thành phần </text:span><text:span text:style-name="Source_20_Text"><text:span text:style-name="T21">core</text:span></text:span><text:span text:style-name="T41"> </text:span><text:span text:style-name="T32">sẽ được khởi tạo từ </text:span><text:span text:style-name="Source_20_Text"><text:span text:style-name="T21">Service Provider</text:span></text:span><text:span text:style-name="T32">.</text:span></text:p>
          </table:table-cell>
        </table:table-row>
        <table:table-row>
          <table:table-cell table:style-name="Table1.A2" office:value-type="string">
            <text:p text:style-name="P20"><text:span text:style-name="T64">7 . </text:span><text:span text:style-name="T15">Lumen là gì?</text:span></text:p>
          </table:table-cell>
          <table:table-cell table:style-name="Table1.B2" office:value-type="string">
            <text:p text:style-name="Table_20_Contents">- <text:span text:style-name="T32">Lumen là một framework PHP được phát triển bởi cha đẻ của Laravel – Taylor Otwell. </text:span></text:p>
            <text:p text:style-name="P52"/>
          </table:table-cell>
        </table:table-row>
        <table:table-row>
          <table:table-cell table:style-name="Table1.A2" office:value-type="string">
            <text:p text:style-name="P50"/>
          </table:table-cell>
          <table:table-cell table:style-name="Table1.B2" office:value-type="string">
            <text:p text:style-name="Table_20_Contents"/>
          </table:table-cell>
        </table:table-row>
        <text:soft-page-break/>
        <table:table-row>
          <table:table-cell table:style-name="Table1.A2" office:value-type="string">
            <text:p text:style-name="P22"><text:span text:style-name="T66">8 . </text:span><text:span text:style-name="T8">Cấu hình cho Laravel 5.7 là gì?</text:span></text:p>
            <text:p text:style-name="P23"/>
          </table:table-cell>
          <table:table-cell table:style-name="Table1.B2" office:value-type="string">
            <text:list xml:id="list1112656097" text:style-name="L1">
              <text:list-item>
                <text:p text:style-name="P28">Nó cần PHP &gt;= 7.1.3</text:p>
              </text:list-item>
              <text:list-item>
                <text:p text:style-name="P28">Nó cần OpenSSL PHP Extension</text:p>
              </text:list-item>
              <text:list-item>
                <text:p text:style-name="P28">Nó cần PDO PHP Extension</text:p>
              </text:list-item>
              <text:list-item>
                <text:p text:style-name="P28">Nó cần Mbstring PHP Extension</text:p>
              </text:list-item>
              <text:list-item>
                <text:p text:style-name="P28">Nó cần Tokenizer PHP Extension</text:p>
              </text:list-item>
              <text:list-item>
                <text:p text:style-name="P28">Nó cần XML PHP Extension</text:p>
              </text:list-item>
              <text:list-item>
                <text:p text:style-name="P28">Nó cần Ctype PHP Extension</text:p>
              </text:list-item>
              <text:list-item>
                <text:p text:style-name="P28">Nó cần JSON PHP Extension</text:p>
              </text:list-item>
              <text:list-item>
                <text:p text:style-name="P28">Nó cần BCMath PHP Extension etc</text:p>
              </text:list-item>
            </text:list>
            <text:p text:style-name="P17"/>
          </table:table-cell>
        </table:table-row>
        <table:table-row>
          <table:table-cell table:style-name="Table1.A2" office:value-type="string">
            <text:p text:style-name="P21"><text:span text:style-name="T66">9 . </text:span><text:span text:style-name="T15">Làm thế nào chúng ta có thể tắt bảo vệ CRSF cho một Route cụ thể?</text:span></text:p>
          </table:table-cell>
          <table:table-cell table:style-name="Table1.B2" office:value-type="string">
            <text:p text:style-name="P11"><text:span text:style-name="T32">Chúng ta có thể thêm URL cụ thể hoặc Route trong biến </text:span><text:span text:style-name="Source_20_Text"><text:span text:style-name="T21">$except</text:span></text:span><text:span text:style-name="T41"> </text:span><text:span text:style-name="T32">trong file </text:span><text:span text:style-name="Source_20_Text"><text:span text:style-name="T21">app\Http\Middleware\VerifyCsrfToken.php</text:span></text:span></text:p>
          </table:table-cell>
        </table:table-row>
        <table:table-row>
          <table:table-cell table:style-name="Table1.A2" office:value-type="string">
            <text:p text:style-name="P21"><text:span text:style-name="T66">10 . </text:span><text:span text:style-name="T15">Laravel sử dụng template engine nào?</text:span></text:p>
          </table:table-cell>
          <table:table-cell table:style-name="Table1.B2" office:value-type="string">
            <text:p text:style-name="P8"><text:span text:style-name="T37">Laravel sử dụng </text:span><text:span text:style-name="Strong_20_Emphasis"><text:span text:style-name="T38">Blade Template Engine</text:span></text:span><text:span text:style-name="T37">. Nó là một templating engine đơn giản và mạnh mẽ được cung cấp bởi Laravel.</text:span></text:p>
            <text:p text:style-name="Text_20_body"><text:line-break/></text:p>
          </table:table-cell>
        </table:table-row>
        <table:table-row>
          <table:table-cell table:style-name="Table1.A2" office:value-type="string">
            <text:p text:style-name="P21"><text:span text:style-name="T66">11 . </text:span><text:span text:style-name="T15">Facade trong laravel là gì ? Làm sao để sử dụng nó ?</text:span></text:p>
          </table:table-cell>
          <table:table-cell table:style-name="Table1.B2" office:value-type="string">
            <text:p text:style-name="P11"><text:span text:style-name="T32">Facade là 1 kiểu class, class này cung cấp 1 </text:span><text:span text:style-name="Source_20_Text"><text:span text:style-name="T21">static interface</text:span></text:span><text:span text:style-name="T41"> </text:span><text:span text:style-name="T32">cho services. Facade giúp truy cập 1 </text:span><text:span text:style-name="Source_20_Text"><text:span text:style-name="T21">service</text:span></text:span><text:span text:style-name="T41"> </text:span><text:span text:style-name="T32">trực tiếp từ </text:span><text:span text:style-name="Source_20_Text"><text:span text:style-name="T21">container</text:span></text:span><text:span text:style-name="T32">. Nó được định nghĩa trong Illuminate\Support\Facades, nhờ đó chúng ta có thể dễ dàng sử dụng.</text:span></text:p>
          </table:table-cell>
        </table:table-row>
        <table:table-row>
          <table:table-cell table:style-name="Table1.A2" office:value-type="string">
            <text:p text:style-name="P21"><text:span text:style-name="T66">12 . </text:span><text:span text:style-name="T15">Làm thế nào để tạo 1 helper trong Laravel ?</text:span></text:p>
          </table:table-cell>
          <table:table-cell table:style-name="Table1.B2" office:value-type="string">
            <text:p text:style-name="P5"><text:span text:style-name="T12">Tạo một </text:span><text:span text:style-name="Source_20_Text"><text:span text:style-name="T19">app/helpers.php</text:span></text:span><text:span text:style-name="T12"> trong thư mục ứng dụng</text:span></text:p>
            <text:p text:style-name="P39"/>
            <text:p text:style-name="Table_20_Contents"/>
          </table:table-cell>
        </table:table-row>
        <table:table-row>
          <table:table-cell table:style-name="Table1.A2" office:value-type="string">
            <text:p text:style-name="P21"><text:span text:style-name="T66">13 . </text:span><text:span text:style-name="T15">Sử dụng middleware trong laravel như thế nào? </text:span></text:p>
          </table:table-cell>
          <table:table-cell table:style-name="Table1.B2" office:value-type="string">
            <text:p text:style-name="P11"><text:span text:style-name="T32">Trong </text:span><text:span text:style-name="Source_20_Text"><text:span text:style-name="T21">Laravel</text:span></text:span><text:span text:style-name="T41"> </text:span><text:span text:style-name="T32">Middleware như một người trung gian giữa </text:span><text:span text:style-name="Source_20_Text"><text:span text:style-name="T21">request</text:span></text:span><text:span text:style-name="T41"> </text:span><text:span text:style-name="T32">và </text:span><text:span text:style-name="Source_20_Text"><text:span text:style-name="T21">response</text:span></text:span><text:span text:style-name="T32">. Middleware là một loại cơ chế lọc HTTP </text:span><text:span text:style-name="Source_20_Text"><text:span text:style-name="T21">request</text:span></text:span><text:span text:style-name="T32">.</text:span></text:p>
            <text:p text:style-name="P13"/>
            <text:p text:style-name="P6"><text:span text:style-name="T33">Bước 1 <text:s/>: </text:span><text:span text:style-name="T12">Chúng ta có thể tạo 1 middelware với lệnh </text:span><text:span text:style-name="Source_20_Text"><text:span text:style-name="T19">php artisan make:middleware UsersMiddleware</text:span></text:span></text:p>
            <text:p text:style-name="P7"><text:span text:style-name="T33">Bước 2 <text:s/>:</text:span><text:span text:style-name="T32"> </text:span><text:span text:style-name="T12">Ở đây </text:span><text:span text:style-name="Source_20_Text"><text:span text:style-name="T19">UsersMiddleware</text:span></text:span><text:span text:style-name="T12"> là tên của Middleware. Sau khi chạy lệnh này nó sẽ tạo ra một file </text:span><text:span text:style-name="Source_20_Text"><text:span text:style-name="T19">UsersMiddleware.php</text:span></text:span><text:span text:style-name="T12"> trong đường dẫn </text:span><text:span text:style-name="Source_20_Text"><text:span text:style-name="T19">app/Http/Middleware</text:span></text:span><text:span text:style-name="T12">.</text:span></text:p>
            <text:p text:style-name="P7"><text:span text:style-name="T33">Bước 3 <text:s/>:</text:span><text:span text:style-name="T32"> </text:span><text:span text:style-name="T12">Sau đó chúng ta phải đăng kí </text:span><text:span text:style-name="Source_20_Text"><text:span text:style-name="T19">middleware</text:span></text:span><text:span text:style-name="T12"> vừa tạo </text:span><text:span text:style-name="Source_20_Text"><text:span text:style-name="T19">kernel.php</text:span></text:span><text:span text:style-name="T12"> trong đường dẫn </text:span><text:span text:style-name="Source_20_Text"><text:span text:style-name="T19">app/Http</text:span></text:span><text:span text:style-name="T12">.</text:span></text:p>
            <text:p text:style-name="P7"><text:span text:style-name="T33">Bước 4 : </text:span><text:span text:style-name="T32"><text:s/></text:span><text:span text:style-name="T12">Bây giờ chúng ta có thể gọi </text:span><text:span text:style-name="Source_20_Text"><text:span text:style-name="T19">middleware</text:span></text:span><text:span text:style-name="T12"> Users ở những chỗ chúng ta cần như</text:span><text:span text:style-name="T14"> </text:span><text:span text:style-name="T12">controller hoặc route.</text:span></text:p>
            <text:p text:style-name="P59"/>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P24"><text:span text:style-name="T67">14 . </text:span><text:span text:style-name="T15">Một Artisan là gì?</text:span></text:p>
          </table:table-cell>
          <table:table-cell table:style-name="Table1.B2" office:value-type="string">
            <text:p text:style-name="P11"><text:span text:style-name="T34">=&gt; </text:span><text:span text:style-name="T32"><text:s/>Artisan là một kiểu </text:span><text:span text:style-name="Source_20_Text"><text:span text:style-name="T21">command line interface"</text:span></text:span><text:span text:style-name="T41"> </text:span><text:span text:style-name="T32">sử dụng trong Laravel. Nó cung cấp rất nhiều lệnh hữu ích cho bạn trong khi phát triển ứng dụng của bạn. Một số lệnh artisan phổ biến : </text:span></text:p>
            <text:p text:style-name="P46">php artisan list</text:p>
            <text:list xml:id="list2571025547" text:style-name="L2">
              <text:list-item>
                <text:p text:style-name="P29">php artisan --version</text:p>
              </text:list-item>
              <text:list-item>
                <text:p text:style-name="P29">php artisan help</text:p>
              </text:list-item>
              <text:list-item>
                <text:p text:style-name="P29">php artisan make:controller</text:p>
              </text:list-item>
              <text:list-item>
                <text:p text:style-name="P29">php artisan make:model</text:p>
              </text:list-item>
              <text:list-item>
                <text:p text:style-name="P29">php artisan make:migration</text:p>
              </text:list-item>
              <text:list-item>
                <text:p text:style-name="P29">php artisan make:middleware</text:p>
              </text:list-item>
              <text:list-item>
                <text:p text:style-name="P29">php artisan make:auth</text:p>
              </text:list-item>
              <text:list-item>
                <text:p text:style-name="P29">php artisan make:mail</text:p>
              </text:list-item>
              <text:list-item>
                <text:p text:style-name="P29">php artisan make:provider</text:p>
              </text:list-item>
            </text:list>
            <text:p text:style-name="Text_20_body"><text:line-break/></text:p>
            <text:p text:style-name="P59"/>
          </table:table-cell>
        </table:table-row>
        <table:table-row>
          <table:table-cell table:style-name="Table1.A2" office:value-type="string">
            <text:p text:style-name="P24"><text:span text:style-name="T67">15 . </text:span><text:span text:style-name="T15">Service container là gì?</text:span></text:p>
          </table:table-cell>
          <table:table-cell table:style-name="Table1.B2" office:value-type="string">
            <text:p text:style-name="P11"><text:span text:style-name="T32">Service Container là một công cụ mạnh mẽ được sử dụng để quản lý các </text:span><text:span text:style-name="Source_20_Text"><text:span text:style-name="T21">class dependencies</text:span></text:span><text:span text:style-name="T41"> </text:span><text:span text:style-name="T32">và thực hiện </text:span><text:span text:style-name="Source_20_Text"><text:span text:style-name="T21">dependency injection</text:span></text:span><text:span text:style-name="T32">. Nó còn được gọi là </text:span><text:span text:style-name="Source_20_Text"><text:span text:style-name="T21">container IoC</text:span></text:span><text:span text:style-name="T32">.</text:span></text:p>
          </table:table-cell>
        </table:table-row>
        <table:table-row>
          <table:table-cell table:style-name="Table1.A2" office:value-type="string">
            <text:p text:style-name="P24"><text:span text:style-name="T67">16 . </text:span><text:span text:style-name="T15">Làm thế nào chúng ta có thể cấu hình một Mail trong laravel?</text:span></text:p>
          </table:table-cell>
          <table:table-cell table:style-name="Table1.B2" office:value-type="string">
            <text:p text:style-name="P8"><text:span text:style-name="T37">Laravel cung cấp API rõ ràng và đơn giản trên thư viện phổ biến </text:span><text:span text:style-name="Source_20_Text"><text:span text:style-name="T23">SwiftMailer</text:span></text:span><text:span text:style-name="T37"> với các drivers cho </text:span><text:span text:style-name="Source_20_Text"><text:span text:style-name="T23">SMTP</text:span></text:span><text:span text:style-name="T37">, </text:span><text:span text:style-name="Source_20_Text"><text:span text:style-name="T23">Mailgun</text:span></text:span><text:span text:style-name="T37">, </text:span><text:span text:style-name="Source_20_Text"><text:span text:style-name="T23">SparkPost</text:span></text:span><text:span text:style-name="T37">, </text:span><text:span text:style-name="Source_20_Text"><text:span text:style-name="T23">Amazon SES</text:span></text:span><text:span text:style-name="T37"> và gửi email. Laravel đang cho phép chúng tôi gửi </text:span><text:span text:style-name="Source_20_Text"><text:span text:style-name="T23">Mail quickly</text:span></text:span><text:span text:style-name="T37"> thông qua các dịch vụ local hoặc trên nền tảng đám mây.</text:span></text:p>
            <text:p text:style-name="Text_20_body"><text:line-break/></text:p>
          </table:table-cell>
        </table:table-row>
        <table:table-row table:style-name="Table1.19">
          <table:table-cell table:style-name="Table1.A2" office:value-type="string">
            <text:p text:style-name="P24"><text:span text:style-name="T67">17 . </text:span><text:span text:style-name="T15">Auth là gì ? Làm sao để sử dụng chúng ?</text:span></text:p>
          </table:table-cell>
          <table:table-cell table:style-name="Table1.B2" office:value-type="string">
            <text:p text:style-name="Table_20_Contents">- <text:s/><text:span text:style-name="T32">Laravel Auth là quá trình xác định thông tin đăng nhập của người dùng với cơ sở dữ liệu.</text:span></text:p>
            <text:p text:style-name="Table_20_Contents"><text:span text:style-name="T32">- Auth là chức năng được xây dựng do Laravel cung cấp; chúng ta phải sử dụng lệnh </text:span><text:span text:style-name="Source_20_Text"><text:span text:style-name="T21">php artisan make: auth</text:span></text:span><text:span text:style-name="T32"> Auth được sử dụng để xác định thông tin đăng nhập của người dùng với cơ sở dữ liệu.</text:span></text:p>
          </table:table-cell>
        </table:table-row>
        <table:table-row>
          <table:table-cell table:style-name="Table1.A2" office:value-type="string">
            <text:p text:style-name="P24"><text:span text:style-name="T67">18 . </text:span><text:span text:style-name="T15">Các tính năng của laravel là gì?</text:span></text:p>
          </table:table-cell>
          <table:table-cell table:style-name="Table1.B2" office:value-type="string">
            <text:p text:style-name="Table_20_Contents"><text:s/><text:span text:style-name="T12">Cung cấp một bộ chức năng phong phú như </text:span><text:span text:style-name="Source_20_Text"><text:span text:style-name="T19">Eloquent ORM</text:span></text:span><text:span text:style-name="T12">, </text:span><text:span text:style-name="Source_20_Text"><text:span text:style-name="T19">Template Engine</text:span></text:span><text:span text:style-name="T12">, </text:span><text:span text:style-name="Source_20_Text"><text:span text:style-name="T19">Artisan</text:span></text:span><text:span text:style-name="T12">, </text:span><text:span text:style-name="Source_20_Text"><text:span text:style-name="T19">Migration system for databases</text:span></text:span><text:span text:style-name="T12"> . . .</text:span></text:p>
            <text:list xml:id="list1425181381" text:style-name="L3">
              <text:list-item>
                <text:p text:style-name="P40"><text:span text:style-name="Source_20_Text"><text:span text:style-name="T19">Libraries</text:span></text:span><text:span text:style-name="T12"> &amp; </text:span><text:span text:style-name="Source_20_Text"><text:span text:style-name="T19">Modular</text:span></text:span><text:span text:style-name="T12"> (Thư viện và Mô dun)</text:span></text:p>
              </text:list-item>
              <text:list-item>
                <text:p text:style-name="P30">Chúng hỗ trợ kiến trúc MVC</text:p>
              </text:list-item>
              <text:list-item>
                <text:p text:style-name="P30">Unit Testing</text:p>
              </text:list-item>
              <text:list-item>
                <text:p text:style-name="P30">Bảo mật</text:p>
              </text:list-item>
              <text:list-item>
                <text:p text:style-name="P30">Trang web được xây dựng trong Laravel có khả năng mở rộng và bảo mật hơn.</text:p>
              </text:list-item>
              <text:list-item>
                <text:p text:style-name="P40"><text:span text:style-name="T12">Nó bao gồm các </text:span><text:span text:style-name="Source_20_Text"><text:span text:style-name="T19">namspace</text:span></text:span><text:span text:style-name="T12">và </text:span><text:span text:style-name="Source_20_Text"><text:span text:style-name="T19">interface</text:span></text:span><text:span text:style-name="T12"> giúp tổ chức tất cả các tài nguyên.</text:span></text:p>
              </text:list-item>
              <text:list-item>
                <text:p text:style-name="P30"><text:soft-page-break/>Cung cấp API clean</text:p>
              </text:list-item>
            </text:list>
            <text:p text:style-name="Text_20_body"><text:line-break/></text:p>
          </table:table-cell>
        </table:table-row>
        <table:table-row>
          <table:table-cell table:style-name="Table1.A2" office:value-type="string">
            <text:p text:style-name="P24"><text:span text:style-name="T67">19 . </text:span><text:span text:style-name="T15">Những gì mới trong Laravel 7x?</text:span></text:p>
          </table:table-cell>
          <table:table-cell table:style-name="Table1.B2" office:value-type="string">
            <text:list xml:id="list3218556106" text:style-name="L4">
              <text:list-item>
                <text:p text:style-name="P31">Nova</text:p>
              </text:list-item>
              <text:list-item>
                <text:p text:style-name="P31">Email Verification</text:p>
              </text:list-item>
              <text:list-item>
                <text:p text:style-name="P31">Notifications localization</text:p>
              </text:list-item>
              <text:list-item>
                <text:p text:style-name="P31">Console Testing</text:p>
              </text:list-item>
              <text:list-item>
                <text:p text:style-name="P31">URL Generator &amp; callable</text:p>
              </text:list-item>
              <text:list-item>
                <text:p text:style-name="P31">Tùy chỉnh link phân trang</text:p>
              </text:list-item>
              <text:list-item>
                <text:p text:style-name="P31">Thay đổi thư mục Resources</text:p>
              </text:list-item>
              <text:list-item>
                <text:p text:style-name="P41"><text:span text:style-name="T12">Cải thiện thông báo lỗi cho </text:span><text:span text:style-name="Source_20_Text"><text:span text:style-name="T19">dynamic calls</text:span></text:span></text:p>
              </text:list-item>
              <text:list-item>
                <text:p text:style-name="P31">New Dump Server</text:p>
              </text:list-item>
              <text:list-item>
                <text:p text:style-name="P31">Guest user gates policies</text:p>
              </text:list-item>
              <text:list-item>
                <text:p text:style-name="P31">Filesystem Read / Write Streams</text:p>
              </text:list-item>
            </text:list>
            <text:p text:style-name="Text_20_body"><text:line-break/></text:p>
          </table:table-cell>
        </table:table-row>
        <table:table-row>
          <table:table-cell table:style-name="Table1.A2" office:value-type="string">
            <text:p text:style-name="P24"><text:span text:style-name="T67">20 . </text:span><text:span text:style-name="T15">Package trong Laravel là gì ?</text:span></text:p>
          </table:table-cell>
          <table:table-cell table:style-name="Table1.B2" office:value-type="string">
            <text:p text:style-name="P11"><text:span text:style-name="Source_20_Text"><text:span text:style-name="T21"><text:s text:c="2"/></text:span></text:span><text:span text:style-name="Source_20_Text"><text:span text:style-name="T35">Package Laravel là một cách chính để thêm chức năng vào Laravel. Packages có thể chứa </text:span></text:span><text:span text:style-name="Source_20_Text"><text:span text:style-name="T21">routes</text:span></text:span><text:span text:style-name="Source_20_Text"><text:span text:style-name="T35">, </text:span></text:span><text:span text:style-name="Source_20_Text"><text:span text:style-name="T21">controllers</text:span></text:span><text:span text:style-name="Source_20_Text"><text:span text:style-name="T35">, </text:span></text:span><text:span text:style-name="Source_20_Text"><text:span text:style-name="T21">views </text:span></text:span><text:span text:style-name="Source_20_Text"><text:span text:style-name="T35">và cấu hình đặc biệt nhằm tăng cường tính ứng dụng ở nhiều project Laravel khác nhau. Có rất nhiều </text:span></text:span><text:span text:style-name="Source_20_Text"><text:span text:style-name="T21">Package </text:span></text:span><text:span text:style-name="Source_20_Text"><text:span text:style-name="T35">có sẵn hiện nay và laravel có một số </text:span></text:span><text:span text:style-name="Source_20_Text"><text:span text:style-name="T21">Package </text:span></text:span><text:span text:style-name="Source_20_Text"><text:span text:style-name="T35">chính thức được đưa ra dưới đây:</text:span></text:span></text:p>
            <text:p text:style-name="P6"><text:span text:style-name="Source_20_Text"><text:span text:style-name="T21"><text:s text:c="9"/></text:span></text:span><text:span text:style-name="Source_20_Text"><text:span text:style-name="T13">Cashier</text:span></text:span></text:p>
            <text:list xml:id="list2427116421" text:style-name="L5">
              <text:list-item>
                <text:p text:style-name="P32">Dusk</text:p>
              </text:list-item>
              <text:list-item>
                <text:p text:style-name="P32">Envoy</text:p>
              </text:list-item>
              <text:list-item>
                <text:p text:style-name="P32">Passport</text:p>
              </text:list-item>
              <text:list-item>
                <text:p text:style-name="P32">Socialite</text:p>
              </text:list-item>
              <text:list-item>
                <text:p text:style-name="P32">Telescope</text:p>
              </text:list-item>
            </text:list>
            <text:p text:style-name="P11"><text:span text:style-name="Source_20_Text"><text:span text:style-name="T20"/></text:span></text:p>
            <text:p text:style-name="P11"><text:span text:style-name="Source_20_Text"><text:span text:style-name="T20"/></text:span></text:p>
            <text:p text:style-name="P11"/>
          </table:table-cell>
        </table:table-row>
        <table:table-row>
          <table:table-cell table:style-name="Table1.A2" office:value-type="string">
            <text:p text:style-name="P25"><text:span text:style-name="T68">21 . </text:span><text:span text:style-name="T15">Validation trong laravel và cách sử dụng ?</text:span></text:p>
          </table:table-cell>
          <table:table-cell table:style-name="Table1.B2" office:value-type="string">
            <text:p text:style-name="P11"><text:span text:style-name="T32"><text:s text:c="2"/>Validation là một điều quan trọng nhất trong khi thiết kế một ứng dụng. Nó xác nhận dữ liệu đến. Nó sử dụng </text:span><text:span text:style-name="Source_20_Text"><text:span text:style-name="T21">ValidatesRequests</text:span></text:span><text:span text:style-name="T41"> </text:span><text:span text:style-name="T32">cung cấp một phương thức thuận tiện để xác thực các yêu cầu HTTP đến với các quy tắc xác thực mạnh mẽ. Dưới đây là một số Quy tắc xác thực có sẵn trong Laravel được liệt kê: </text:span></text:p>
            <text:p text:style-name="P46">Alpha</text:p>
            <text:list xml:id="list4129534675" text:style-name="L6">
              <text:list-item>
                <text:p text:style-name="P33">Image</text:p>
              </text:list-item>
              <text:list-item>
                <text:p text:style-name="P33">Date Format</text:p>
              </text:list-item>
              <text:list-item>
                <text:p text:style-name="P33">IP Address</text:p>
              </text:list-item>
              <text:list-item>
                <text:p text:style-name="P33">URL</text:p>
              </text:list-item>
              <text:list-item>
                <text:p text:style-name="P33">Numeric</text:p>
              </text:list-item>
              <text:list-item>
                <text:p text:style-name="P33">Email</text:p>
              </text:list-item>
              <text:list-item>
                <text:p text:style-name="P33"><text:soft-page-break/>Size</text:p>
              </text:list-item>
              <text:list-item>
                <text:p text:style-name="P33">Min , Max</text:p>
              </text:list-item>
              <text:list-item>
                <text:p text:style-name="P33">Unique with database</text:p>
              </text:list-item>
            </text:list>
            <text:p text:style-name="P13"/>
          </table:table-cell>
        </table:table-row>
        <table:table-row>
          <table:table-cell table:style-name="Table1.A2" office:value-type="string">
            <text:p text:style-name="P25"><text:span text:style-name="T68">22 . </text:span><text:span text:style-name="T15">Làm sao để kế thừa file view trong Laravel </text:span></text:p>
          </table:table-cell>
          <table:table-cell table:style-name="Table1.B2" office:value-type="string">
            <text:p text:style-name="P11"><text:span text:style-name="T32"><text:s/>Với </text:span><text:a xlink:type="simple" xlink:href="https://viblo.asia/u/extends" office:target-frame-name="_blank" xlink:show="new" text:style-name="Internet_20_link" text:visited-style-name="Visited_20_Internet_20_Link"><text:span text:style-name="T43">@extends</text:span></text:a><text:span text:style-name="T41"> </text:span><text:span text:style-name="T32">này ('layouts.master'), chúng ta có thể mở rộng master layout này trong bất kỳ tệp xem nào. Trong ví dụ này, layouts là một thư mục được đặt trong </text:span><text:span text:style-name="Source_20_Text"><text:span text:style-name="T21">resources/views</text:span></text:span><text:span text:style-name="T41"> </text:span><text:span text:style-name="T32">có sẵn và file master sẽ ở đó. Bây giờ "master.blade.php" là một layout file.</text:span></text:p>
          </table:table-cell>
        </table:table-row>
        <table:table-row>
          <table:table-cell table:style-name="Table1.A2" office:value-type="string">
            <text:p text:style-name="P25"><text:span text:style-name="T68">23 . </text:span><text:span text:style-name="T15">Làm thế nào để chuyển hướng từ controller sang view trong laravel ?</text:span></text:p>
          </table:table-cell>
          <table:table-cell table:style-name="Table1.B2" office:value-type="string">
            <text:p text:style-name="P25"><text:s/><text:span text:style-name="T44">return</text:span><text:span text:style-name="T47"> </text:span><text:span text:style-name="T52">redirect</text:span><text:span text:style-name="T48">(</text:span><text:span text:style-name="T55">'/'</text:span><text:span text:style-name="T48">)</text:span><text:span text:style-name="T44">-&gt;</text:span><text:span text:style-name="T52">withErrors</text:span><text:span text:style-name="T48">(</text:span><text:span text:style-name="T55">'You can type your message here'</text:span><text:span text:style-name="T48">);</text:span></text:p>
            <text:p text:style-name="P25"><text:span text:style-name="T47"><text:s/></text:span><text:span text:style-name="T44">return</text:span><text:span text:style-name="T47"> </text:span><text:span text:style-name="T52">redirect</text:span><text:span text:style-name="T48">(</text:span><text:span text:style-name="T55">'/'</text:span><text:span text:style-name="T48">)</text:span><text:span text:style-name="T44">-&gt;</text:span><text:span text:style-name="T52">with</text:span><text:span text:style-name="T48">(</text:span><text:span text:style-name="T55">'variableName'</text:span><text:span text:style-name="T48">,</text:span><text:span text:style-name="T47"> </text:span><text:span text:style-name="T55">'You can type your message here'</text:span><text:span text:style-name="T48">);</text:span><text:span text:style-name="T47"> </text:span></text:p>
            <text:p text:style-name="P25"><text:span text:style-name="T44">return</text:span><text:span text:style-name="T47"> </text:span><text:span text:style-name="T52">redirect</text:span><text:span text:style-name="T48">(</text:span><text:span text:style-name="T55">'/'</text:span><text:span text:style-name="T48">)</text:span><text:span text:style-name="T44">-&gt;</text:span><text:span text:style-name="T52">route</text:span><text:span text:style-name="T48">(</text:span><text:span text:style-name="T55">'PutRouteNameHere'</text:span><text:span text:style-name="T48">); </text:span></text:p>
          </table:table-cell>
        </table:table-row>
        <table:table-row>
          <table:table-cell table:style-name="Table1.A2" office:value-type="string">
            <text:p text:style-name="P25"><text:span text:style-name="T68">24 . </text:span><text:span text:style-name="T15">Làm thế nào để tạo một hằng số và sử dụng globally?</text:span></text:p>
          </table:table-cell>
          <table:table-cell table:style-name="Table1.B2" office:value-type="string">
            <text:p text:style-name="P11"><text:span text:style-name="T32">Bạn có thể tạo một </text:span><text:span text:style-name="Source_20_Text"><text:span text:style-name="T21">constants.php page/file</text:span></text:span><text:span text:style-name="T41"> </text:span><text:span text:style-name="T32">trong thư mục cấu hình nếu không tồn tại. Bây giờ bạn có thể đặt biến không đổi có giá trị ở đây và có thể sử dụng với Config :: get ('constants.VaribleName');</text:span></text:p>
          </table:table-cell>
        </table:table-row>
        <table:table-row>
          <table:table-cell table:style-name="Table1.A2" office:value-type="string">
            <text:p text:style-name="P25"><text:span text:style-name="T68">25 . </text:span><text:span text:style-name="T15">Làm sao để bật Log Query trong Laravel ? </text:span></text:p>
          </table:table-cell>
          <table:table-cell table:style-name="Table1.B2" office:value-type="string">
            <text:p text:style-name="Table_20_Contents"><text:s text:c="9"/><text:span text:style-name="T63"><text:s text:c="4"/></text:span><text:span text:style-name="T12">DB::connection()-&gt;enableQueryLog();</text:span></text:p>
            <text:list xml:id="list963406224" text:style-name="L7">
              <text:list-item>
                <text:p text:style-name="P34">$querieslog = DB::getQueryLog();</text:p>
              </text:list-item>
              <text:list-item>
                <text:p text:style-name="P34">dd($querieslog)</text:p>
              </text:list-item>
            </text:list>
            <text:p text:style-name="P17"><text:s/></text:p>
          </table:table-cell>
        </table:table-row>
        <table:table-row>
          <table:table-cell table:style-name="Table1.A2" office:value-type="string">
            <text:p text:style-name="P25"><text:span text:style-name="T68">26 . </text:span><text:span text:style-name="T15">Làm sao để lấy route name hiện tại</text:span></text:p>
          </table:table-cell>
          <table:table-cell table:style-name="Table1.B2" office:value-type="string">
            <text:p text:style-name="P11"><text:span text:style-name="T52">request</text:span><text:span text:style-name="T48">()</text:span><text:span text:style-name="T44">-&gt;</text:span><text:span text:style-name="T52">route</text:span><text:span text:style-name="T48">()</text:span><text:span text:style-name="T44">-&gt;</text:span><text:span text:style-name="T52">getName</text:span><text:span text:style-name="T48">()</text:span></text:p>
          </table:table-cell>
        </table:table-row>
        <table:table-row>
          <table:table-cell table:style-name="Table1.A2" office:value-type="string">
            <text:p text:style-name="P26"><text:span text:style-name="T69">27 . </text:span><text:span text:style-name="T15">Làm sao để tạo model controller và migration trong một câu lệnh laravel ?</text:span></text:p>
          </table:table-cell>
          <table:table-cell table:style-name="Table1.B2" office:value-type="string">
            <text:p text:style-name="P14">php artisan make:model ModelNameEnter -mcr</text:p>
          </table:table-cell>
        </table:table-row>
        <table:table-row>
          <table:table-cell table:style-name="Table1.A2" office:value-type="string">
            <text:p text:style-name="P26"><text:span text:style-name="T69">28 . </text:span><text:span text:style-name="T15">MVC trong laravel là gì?</text:span></text:p>
          </table:table-cell>
          <table:table-cell table:style-name="Table1.B2" office:value-type="string">
            <text:p text:style-name="P10"><text:span text:style-name="Strong_20_Emphasis"><text:span text:style-name="T4">MVC</text:span></text:span><text:span text:style-name="T5"> là viết tắt của ba từ </text:span><text:span text:style-name="Strong_20_Emphasis"><text:span text:style-name="T4">Model – </text:span></text:span><text:a xlink:type="simple" xlink:href="https://dothanhspyb.com/tim-hieu-ve-view-trong-laravel/" text:style-name="Internet_20_link" text:visited-style-name="Visited_20_Internet_20_Link"><text:span text:style-name="Strong_20_Emphasis"><text:span text:style-name="T58">View</text:span></text:span></text:a><text:span text:style-name="Strong_20_Emphasis"><text:span text:style-name="T4"> – </text:span></text:span><text:a xlink:type="simple" xlink:href="https://dothanhspyb.com/tim-hieu-ve-controller-trong-laravel/" text:style-name="Internet_20_link" text:visited-style-name="Visited_20_Internet_20_Link"><text:span text:style-name="Strong_20_Emphasis"><text:span text:style-name="T58">Controller</text:span></text:span></text:a><text:span text:style-name="T5">. Trong đó:</text:span></text:p>
            <text:p text:style-name="P2"><text:span text:style-name="Strong_20_Emphasis"><text:span text:style-name="T4">Model</text:span></text:span><text:span text:style-name="T5">: cấu trúc dữ liệu theo cách tin cậy và chuẩn bị dữ liệu theo lệnh của controller</text:span></text:p>
            <text:p text:style-name="P2"><text:span text:style-name="Strong_20_Emphasis"><text:span text:style-name="T4">View:</text:span></text:span><text:span text:style-name="T5"> Hiển thị dữ liệu cho người dùng theo cách dễ hiểu dựa trên hành động của người dùng.</text:span></text:p>
            <text:p text:style-name="P4"><text:span text:style-name="T3">Controller : Nhận lệnh từ người dùng, gửi lệnh đến cho Model để cập nhập dữ liệu, truyền lệnh đến View để cập nhập giao diện hiển thị.</text:span><text:line-break/></text:p>
          </table:table-cell>
        </table:table-row>
        <table:table-row>
          <table:table-cell table:style-name="Table1.A2" office:value-type="string">
            <text:p text:style-name="P26"><text:span text:style-name="T69">29 . </text:span><text:span text:style-name="T15">Namespace trong laravel là gì?</text:span></text:p>
          </table:table-cell>
          <table:table-cell table:style-name="Table1.B2" office:value-type="string">
            <text:p text:style-name="P9">Namespace giúp tạo ra một không gian tên cho hàm và lớp trong lập trình nói chung và trong PHP nói riêng.</text:p>
            <text:p text:style-name="P3"><text:soft-page-break/><text:line-break/></text:p>
          </table:table-cell>
        </table:table-row>
        <table:table-row>
          <table:table-cell table:style-name="Table1.A2" office:value-type="string">
            <text:p text:style-name="P53"><text:span text:style-name="T70">30 . </text:span><text:span text:style-name="T15">Cách truyền nhiều biến từ controller sang blade </text:span></text:p>
          </table:table-cell>
          <table:table-cell table:style-name="Table1.B2" office:value-type="string">
            <text:h text:style-name="P65" text:outline-level="3">1. Dùng compact()</text:h>
            <text:h text:style-name="P65" text:outline-level="3">2. Dùng with()</text:h>
            <text:h text:style-name="P65" text:outline-level="3">3. Dùng mảng</text:h>
            <text:p text:style-name="Table_20_Contents"/>
          </table:table-cell>
        </table:table-row>
        <table:table-row>
          <table:table-cell table:style-name="Table1.A2" office:value-type="string">
            <text:p text:style-name="P53"><text:span text:style-name="T70">31 . </text:span><text:span text:style-name="T15">Làm thế nào để upload files trong Laravel ?</text:span></text:p>
          </table:table-cell>
          <table:table-cell table:style-name="Table1.B2" office:value-type="string">
            <text:p text:style-name="P11"><text:span text:style-name="T32">Chúng ta phải gọi đến Facades có tên là </text:span><text:span text:style-name="Source_20_Text"><text:span text:style-name="T21">Storage</text:span></text:span><text:span text:style-name="T41"> </text:span><text:span text:style-name="T32">trong file controller.</text:span></text:p>
            <text:p text:style-name="P63"><text:span text:style-name="T30"/></text:p>
            <text:p text:style-name="P63"><text:span text:style-name="T45">use</text:span><text:span text:style-name="T51"> </text:span><text:span text:style-name="T60">Illuminate\Support\Facades\Storage</text:span><text:span text:style-name="T49">;</text:span><text:span text:style-name="T51"> </text:span><text:span text:style-name="T49">...</text:span><text:span text:style-name="T51"> </text:span><text:span text:style-name="T45">if</text:span><text:span text:style-name="T49">($request</text:span><text:span text:style-name="T45">-&gt;</text:span><text:span text:style-name="T53">hasFile</text:span><text:span text:style-name="T49">(file_name</text:span><text:span text:style-name="T56">')) { $file = Storage::putFile('</text:span><text:span text:style-name="T49">YOUR</text:span><text:span text:style-name="T51"> </text:span><text:span text:style-name="T49">FOLDER</text:span><text:span text:style-name="T51"> </text:span><text:span text:style-name="T49">PATH</text:span><text:span text:style-name="T56">', $request-&gt;file('</text:span><text:span text:style-name="T49">file_name'));</text:span><text:span text:style-name="T51"> </text:span><text:span text:style-name="T49">}</text:span></text:p>
          </table:table-cell>
        </table:table-row>
        <table:table-row>
          <table:table-cell table:style-name="Table1.A2" office:value-type="string">
            <text:p text:style-name="P53"><text:span text:style-name="T70">32 . </text:span><text:span text:style-name="T15">Cách truyền nhiều biến từ controller sang blade</text:span></text:p>
          </table:table-cell>
          <table:table-cell table:style-name="Table1.B2" office:value-type="string">
            <text:p text:style-name="P64"><text:span text:style-name="T49">$variable</text:span><text:span text:style-name="T47"> </text:span><text:span text:style-name="T45">=</text:span><text:span text:style-name="T47"> </text:span><text:span text:style-name="T56">'Best'</text:span><text:span text:style-name="T49">;</text:span></text:p>
            <text:p text:style-name="P64"><text:span text:style-name="T47"><text:s/></text:span><text:span text:style-name="T49">$variable</text:span><text:span text:style-name="T47"> </text:span><text:span text:style-name="T45">=</text:span><text:span text:style-name="T47"> </text:span><text:span text:style-name="T56">'Interview'</text:span><text:span text:style-name="T49">;</text:span><text:span text:style-name="T47"> </text:span></text:p>
            <text:p text:style-name="P64"><text:span text:style-name="T49">$variable</text:span><text:span text:style-name="T47"> </text:span><text:span text:style-name="T45">=</text:span><text:span text:style-name="T47"> </text:span><text:span text:style-name="T56">'Question'</text:span><text:span text:style-name="T49">;</text:span><text:span text:style-name="T47"> </text:span></text:p>
            <text:p text:style-name="P64"><text:span text:style-name="T47"/></text:p>
            <text:p text:style-name="P64"><text:span text:style-name="T45">return</text:span><text:span text:style-name="T47"> </text:span><text:span text:style-name="T53">view</text:span><text:span text:style-name="T49">(</text:span><text:span text:style-name="T56">'frontend.index'</text:span><text:span text:style-name="T49">,</text:span><text:span text:style-name="T47"> </text:span><text:span text:style-name="T53">compact</text:span><text:span text:style-name="T49">(</text:span><text:span text:style-name="T56">'variable'</text:span><text:span text:style-name="T49">,</text:span><text:span text:style-name="T47"> </text:span><text:span text:style-name="T49">variable</text:span><text:span text:style-name="T56">', variable'</text:span><text:span text:style-name="T49">));</text:span></text:p>
            <text:p text:style-name="P64"><text:span text:style-name="T49"/></text:p>
            <text:p text:style-name="P11"><text:span text:style-name="T32">Trong file view bạn có thể hiện thị bằng cú pháp </text:span><text:span text:style-name="Source_20_Text"><text:span text:style-name="T21">{{ $variable }}</text:span></text:span><text:span text:style-name="T42"> </text:span><text:span text:style-name="T32">hoặc </text:span><text:span text:style-name="Source_20_Text"><text:span text:style-name="T21">{{ $variable }}</text:span></text:span><text:span text:style-name="T42"> </text:span><text:span text:style-name="T32">hoặc </text:span><text:span text:style-name="Source_20_Text"><text:span text:style-name="T21">{{ $variable }}</text:span></text:span></text:p>
          </table:table-cell>
        </table:table-row>
        <table:table-row>
          <table:table-cell table:style-name="Table1.A2" office:value-type="string">
            <text:p text:style-name="P53"><text:span text:style-name="T70">33 . </text:span><text:span text:style-name="T15">Làm sao để truyền một tên bảng custom trong model ?</text:span></text:p>
          </table:table-cell>
          <table:table-cell table:style-name="Table1.B2" office:value-type="string">
            <text:p text:style-name="P11"><text:span text:style-name="T32">Chúng ta truyền vào một biến </text:span><text:span text:style-name="Source_20_Text"><text:span text:style-name="T21">protected $table = 'TÊN BẢNG CỦA BẠN';</text:span></text:span><text:span text:style-name="T41"> </text:span><text:span text:style-name="T32">trong Model.</text:span></text:p>
            <text:p text:style-name="P63"><text:span text:style-name="T30"/></text:p>
            <text:p text:style-name="P11"><text:span text:style-name="Strong_20_Emphasis"><text:span text:style-name="T36">Nếu chúng ta không truyền biến </text:span></text:span><text:span text:style-name="Strong_20_Emphasis"><text:span text:style-name="Source_20_Text"><text:span text:style-name="T22">$table</text:span></text:span></text:span><text:span text:style-name="Strong_20_Emphasis"><text:span text:style-name="T36"> thì Laravel mặc định đặt tên bảng theo quy tắc </text:span></text:span><text:span text:style-name="Strong_20_Emphasis"><text:span text:style-name="Source_20_Text"><text:span text:style-name="T22">Tên model</text:span></text:span></text:span><text:span text:style-name="Strong_20_Emphasis"><text:span text:style-name="T36"> + 's'</text:span></text:span><text:span text:style-name="T32"> Ví dụ : Model là </text:span><text:span text:style-name="Source_20_Text"><text:span text:style-name="T21">Login</text:span></text:span><text:span text:style-name="T32"> thì tên bảng là </text:span><text:span text:style-name="Source_20_Text"><text:span text:style-name="T21">logins</text:span></text:span></text:p>
          </table:table-cell>
        </table:table-row>
        <table:table-row>
          <table:table-cell table:style-name="Table1.A2" office:value-type="string">
            <text:p text:style-name="P54"><text:span text:style-name="T73">34 . </text:span><text:span text:style-name="T15">Custom validation rule trong Laravel?</text:span></text:p>
          </table:table-cell>
          <table:table-cell table:style-name="Table1.B2" office:value-type="string">
            <text:list xml:id="list1855117649" text:style-name="L8">
              <text:list-item>
                <text:p text:style-name="P42"><text:span text:style-name="T12">Chạy lệnh </text:span><text:span text:style-name="Source_20_Text"><text:span text:style-name="T19">php artisan make:rule OlympicYear</text:span></text:span></text:p>
              </text:list-item>
              <text:list-item>
                <text:p text:style-name="P42"><text:span text:style-name="T12">Sau khi chạy lệnh nó sẽ sinh ra cho mình một file có đường dẫn </text:span><text:span text:style-name="Source_20_Text"><text:span text:style-name="T19">app/Rules/OlympicYear.php</text:span></text:span></text:p>
              </text:list-item>
              <text:list-item>
                <text:p text:style-name="P43"><text:span text:style-name="T12">Chúng ta có thể viết </text:span><text:span text:style-name="Source_20_Text"><text:span text:style-name="T19">rule</text:span></text:span><text:span text:style-name="T12"> trong hàm </text:span><text:span text:style-name="Source_20_Text"><text:span text:style-name="T19">passes()</text:span></text:span><text:span text:style-name="T12"> của class </text:span><text:span text:style-name="Source_20_Text"><text:span text:style-name="T19">OlympicYear.php</text:span></text:span><text:span text:style-name="T12">. Nó sẽ trả về </text:span><text:span text:style-name="Source_20_Text"><text:span text:style-name="T19">true hoặc false</text:span></text:span><text:span text:style-name="T12"> tùy điều điện,</text:span></text:p>
              </text:list-item>
            </text:list>
            <text:list xml:id="list3645531277" text:style-name="L9">
              <text:list-item>
                <text:p text:style-name="P44"><text:span text:style-name="T12">Tiếp đó chúng ra có thể tùy chỉnh thông báo lỗi với hàm </text:span><text:span text:style-name="Source_20_Text"><text:span text:style-name="T19">message()</text:span></text:span></text:p>
              </text:list-item>
            </text:list>
            <text:p text:style-name="P27"><text:span text:style-name="T73"><text:s text:c="8"/>5. </text:span>Cuối cùng ở controller ta xử lí như sau</text:p>
            <text:p text:style-name="Table_20_Contents"/>
          </table:table-cell>
        </table:table-row>
        <table:table-row>
          <table:table-cell table:style-name="Table1.A2" office:value-type="string">
            <text:p text:style-name="P54"><text:span text:style-name="T73">35 . </text:span><text:span text:style-name="T15">Sử dụng session trong Laravel?</text:span></text:p>
          </table:table-cell>
          <table:table-cell table:style-name="Table1.B2" office:value-type="string">
            <text:list xml:id="list586500241" text:style-name="L11">
              <text:list-item>
                <text:p text:style-name="P35">Lấy dữ liệu từ session</text:p>
              </text:list-item>
            </text:list>
            <text:p text:style-name="P66"><text:span text:style-name="Source_20_Text"><text:span text:style-name="T50">session()-&gt;get('key');</text:span></text:span></text:p>
            <text:list xml:id="list4219579234" text:style-name="L12">
              <text:list-item>
                <text:p text:style-name="P36">Lấy toàn bộ dữ liệu từ session</text:p>
              </text:list-item>
            </text:list>
            <text:p text:style-name="P66"><text:soft-page-break/><text:span text:style-name="Source_20_Text"><text:span text:style-name="T50">session()-&gt;all();</text:span></text:span></text:p>
            <text:list xml:id="list1146147964" text:style-name="L13">
              <text:list-item>
                <text:p text:style-name="P37">Xóa dữ liệu từ session</text:p>
              </text:list-item>
            </text:list>
            <text:p text:style-name="P66"><text:span text:style-name="Source_20_Text"><text:span text:style-name="T54">session</text:span></text:span><text:span text:style-name="Source_20_Text"><text:span text:style-name="T50">()</text:span></text:span><text:span text:style-name="Source_20_Text"><text:span text:style-name="T46">-&gt;</text:span></text:span><text:span text:style-name="Source_20_Text"><text:span text:style-name="T54">forget</text:span></text:span><text:span text:style-name="Source_20_Text"><text:span text:style-name="T50">(</text:span></text:span><text:span text:style-name="Source_20_Text"><text:span text:style-name="T57">'key'</text:span></text:span><text:span text:style-name="Source_20_Text"><text:span text:style-name="T50">); </text:span></text:span><text:span text:style-name="Source_20_Text"><text:span text:style-name="T46">or</text:span></text:span><text:span text:style-name="Source_20_Text"><text:span text:style-name="T50"> </text:span></text:span><text:span text:style-name="Source_20_Text"><text:span text:style-name="T54">session</text:span></text:span><text:span text:style-name="Source_20_Text"><text:span text:style-name="T50">()</text:span></text:span><text:span text:style-name="Source_20_Text"><text:span text:style-name="T46">-&gt;</text:span></text:span><text:span text:style-name="Source_20_Text"><text:span text:style-name="T54">flush</text:span></text:span><text:span text:style-name="Source_20_Text"><text:span text:style-name="T50">();</text:span></text:span></text:p>
            <text:list xml:id="list2486382855" text:style-name="L14">
              <text:list-item>
                <text:p text:style-name="P38">Lưu dữ liệu vào session</text:p>
              </text:list-item>
            </text:list>
            <text:p text:style-name="P66"><text:span text:style-name="Source_20_Text"><text:span text:style-name="T50">session()-&gt;put('key', 'value');</text:span></text:span></text:p>
            <text:p text:style-name="P17"/>
          </table:table-cell>
        </table:table-row>
        <table:table-row>
          <table:table-cell table:style-name="Table1.A2" office:value-type="string">
            <text:p text:style-name="P54"><text:span text:style-name="T73">36 . </text:span><text:span text:style-name="T15">Soft delete trong Laravel sử dụng như thế nào?</text:span></text:p>
          </table:table-cell>
          <table:table-cell table:style-name="Table1.B2" office:value-type="string">
            <text:p text:style-name="P11"><text:span text:style-name="Strong_20_Emphasis"><text:span text:style-name="T36">Soft delete</text:span></text:span><text:span text:style-name="T41"> </text:span><text:span text:style-name="T32">là một tính năng của Laravel giúp khi Model muốn </text:span><text:span text:style-name="Source_20_Text"><text:span text:style-name="T21">xóa mềm một</text:span></text:span><text:span text:style-name="T41"> </text:span><text:span text:style-name="T32">bản ghi. Tức là bản khi không thực sự bị xóa khỏi cơ sở dữ liệu. Thay vào đó, 1 cột </text:span><text:span text:style-name="Source_20_Text"><text:span text:style-name="T21">deleted_at</text:span></text:span><text:span text:style-name="T41"> </text:span><text:span text:style-name="T32">sẽ được thiết lập. Khi bật </text:span><text:span text:style-name="Source_20_Text"><text:span text:style-name="T21">soft deletes</text:span></text:span><text:span text:style-name="T41"> </text:span><text:span text:style-name="T32">cho 1 </text:span><text:span text:style-name="Source_20_Text"><text:span text:style-name="T21">model</text:span></text:span></text:p>
          </table:table-cell>
        </table:table-row>
        <table:table-row>
          <table:table-cell table:style-name="Table1.A2" office:value-type="string">
            <text:p text:style-name="P54"><text:span text:style-name="T73">37 . </text:span><text:span text:style-name="T15">Thêm nhiều điều kiện AND trong truy vấn Laravel như nào?</text:span></text:p>
          </table:table-cell>
          <table:table-cell table:style-name="Table1.B2" office:value-type="string">
            <text:p text:style-name="P47">Chúng ta có thể thêm nhiều toán tử AND tại một điều kiện where() single cũng như thêm nhiều điện kiện where trong một truy vấn điều kiện</text:p>
            <text:p text:style-name="Table_20_Contents"/>
            <text:p text:style-name="P61"><text:span text:style-name="T48">DB::</text:span><text:span text:style-name="T52">table</text:span><text:span text:style-name="T48">(</text:span><text:span text:style-name="T55">'client'</text:span><text:span text:style-name="T48">)</text:span><text:span text:style-name="T44">-&gt;</text:span><text:span text:style-name="T52">where</text:span><text:span text:style-name="T48">(</text:span><text:span text:style-name="T55">'status'</text:span><text:span text:style-name="T48">,</text:span><text:span text:style-name="T47"> </text:span><text:span text:style-name="T55">'='</text:span><text:span text:style-name="T48">,</text:span><text:span text:style-name="T47"> </text:span><text:span text:style-name="T59">1</text:span><text:span text:style-name="T48">)</text:span><text:span text:style-name="T44">-&gt;</text:span><text:span text:style-name="T52">where</text:span><text:span text:style-name="T48">(</text:span><text:span text:style-name="T55">'name'</text:span><text:span text:style-name="T48">,</text:span><text:span text:style-name="T47"> </text:span><text:span text:style-name="T55">'='</text:span><text:span text:style-name="T48">,</text:span><text:span text:style-name="T47"> </text:span><text:span text:style-name="T55">'bestinterviewquestion.com'</text:span><text:span text:style-name="T48">)</text:span><text:span text:style-name="T44">-&gt;</text:span><text:span text:style-name="T52">get</text:span><text:span text:style-name="T48">();</text:span><text:span text:style-name="T47"> </text:span></text:p>
            <text:p text:style-name="P61"><text:line-break/><text:span text:style-name="Source_20_Text"><text:span text:style-name="T48">DB::</text:span></text:span><text:span text:style-name="Source_20_Text"><text:span text:style-name="T52">table</text:span></text:span><text:span text:style-name="Source_20_Text"><text:span text:style-name="T48">(</text:span></text:span><text:span text:style-name="Source_20_Text"><text:span text:style-name="T55">'client'</text:span></text:span><text:span text:style-name="Source_20_Text"><text:span text:style-name="T48">)</text:span></text:span><text:span text:style-name="Source_20_Text"><text:span text:style-name="T44">-&gt;</text:span></text:span><text:span text:style-name="Source_20_Text"><text:span text:style-name="T52">where</text:span></text:span><text:span text:style-name="Source_20_Text"><text:span text:style-name="T48">([</text:span></text:span><text:span text:style-name="Source_20_Text"><text:span text:style-name="T55">'status'</text:span></text:span><text:span text:style-name="Source_20_Text"><text:span text:style-name="T48"> </text:span></text:span><text:span text:style-name="Source_20_Text"><text:span text:style-name="T44">=&gt;</text:span></text:span><text:span text:style-name="Source_20_Text"><text:span text:style-name="T48"> </text:span></text:span><text:span text:style-name="Source_20_Text"><text:span text:style-name="T59">1</text:span></text:span><text:span text:style-name="Source_20_Text"><text:span text:style-name="T48">, </text:span></text:span><text:span text:style-name="Source_20_Text"><text:span text:style-name="T55">'name'</text:span></text:span><text:span text:style-name="Source_20_Text"><text:span text:style-name="T48"> </text:span></text:span><text:span text:style-name="Source_20_Text"><text:span text:style-name="T44">=&gt;</text:span></text:span><text:span text:style-name="Source_20_Text"><text:span text:style-name="T48"> </text:span></text:span><text:span text:style-name="Source_20_Text"><text:span text:style-name="T55">'bestinterviewquestion.com'</text:span></text:span><text:span text:style-name="Source_20_Text"><text:span text:style-name="T48">])</text:span></text:span><text:span text:style-name="Source_20_Text"><text:span text:style-name="T44">-&gt;</text:span></text:span><text:span text:style-name="Source_20_Text"><text:span text:style-name="T52">get</text:span></text:span><text:span text:style-name="Source_20_Text"><text:span text:style-name="T48">();</text:span></text:span></text:p>
            <text:p text:style-name="Text_20_body"><text:line-break/></text:p>
          </table:table-cell>
        </table:table-row>
        <table:table-row>
          <table:table-cell table:style-name="Table1.A2" office:value-type="string">
            <text:p text:style-name="P54"><text:span text:style-name="T73">38 . </text:span><text:span text:style-name="T15">Cách Sử dụng join trong Laravel?</text:span></text:p>
          </table:table-cell>
          <table:table-cell table:style-name="Table1.B2" office:value-type="string">
            <text:p text:style-name="P61"><text:span text:style-name="T48">DB::</text:span><text:span text:style-name="T52">table</text:span><text:span text:style-name="T48">(</text:span><text:span text:style-name="T55">'admin'</text:span><text:span text:style-name="T48">)</text:span><text:span text:style-name="T47"> </text:span></text:p>
            <text:p text:style-name="P61"><text:span text:style-name="T44">-&gt;</text:span><text:span text:style-name="T52">join</text:span><text:span text:style-name="T48">(</text:span><text:span text:style-name="T55">'contacts'</text:span><text:span text:style-name="T48">,</text:span><text:span text:style-name="T47"> </text:span><text:span text:style-name="T55">'admin.id'</text:span><text:span text:style-name="T48">,</text:span><text:span text:style-name="T47"> </text:span><text:span text:style-name="T55">'='</text:span><text:span text:style-name="T48">,</text:span><text:span text:style-name="T47"> </text:span><text:span text:style-name="T55">'contacts.user_id'</text:span><text:span text:style-name="T48">)</text:span></text:p>
            <text:p text:style-name="P61"><text:span text:style-name="T47"><text:s/></text:span><text:span text:style-name="T44">-&gt;</text:span><text:span text:style-name="T52">join</text:span><text:span text:style-name="T48">(</text:span><text:span text:style-name="T55">'orders'</text:span><text:span text:style-name="T48">,</text:span><text:span text:style-name="T47"> </text:span><text:span text:style-name="T55">'admin.id'</text:span><text:span text:style-name="T48">,</text:span><text:span text:style-name="T47"> </text:span><text:span text:style-name="T55">'='</text:span><text:span text:style-name="T48">,</text:span><text:span text:style-name="T47"> </text:span><text:span text:style-name="T55">'orders.user_id'</text:span><text:span text:style-name="T48">)</text:span><text:span text:style-name="T47"> </text:span></text:p>
            <text:p text:style-name="P61"><text:span text:style-name="T44">-&gt;</text:span><text:span text:style-name="T52">select</text:span><text:span text:style-name="T48">(</text:span><text:span text:style-name="T55">'users.id'</text:span><text:span text:style-name="T48">,</text:span><text:span text:style-name="T47"> </text:span><text:span text:style-name="T55">'contacts.phone'</text:span><text:span text:style-name="T48">,</text:span><text:span text:style-name="T47"> </text:span><text:span text:style-name="T55">'orders.price'</text:span><text:span text:style-name="T48">)</text:span><text:span text:style-name="T47"> </text:span></text:p>
            <text:p text:style-name="P61"><text:span text:style-name="T44">-&gt;</text:span><text:span text:style-name="T52">get</text:span><text:span text:style-name="T48">();</text:span></text:p>
          </table:table-cell>
        </table:table-row>
        <table:table-row>
          <table:table-cell table:style-name="Table1.A2" office:value-type="string">
            <text:p text:style-name="P54"><text:span text:style-name="T73">39 . </text:span><text:span text:style-name="T15">Cách sử dụng cookies trong Laravel</text:span></text:p>
          </table:table-cell>
          <table:table-cell table:style-name="Table1.B2" office:value-type="string">
            <text:list xml:id="list2714716309" text:style-name="L15">
              <text:list-item>
                <text:p text:style-name="P45"><text:span text:style-name="T12">Set giá trị cookie: </text:span><text:span text:style-name="Source_20_Text"><text:span text:style-name="T19">Cookie::put('key', 'value');</text:span></text:span></text:p>
              </text:list-item>
              <text:list-item>
                <text:p text:style-name="P45"><text:span text:style-name="T12">Lấy giá trị cookie: </text:span><text:span text:style-name="Source_20_Text"><text:span text:style-name="T19">Cookie::get('key');</text:span></text:span></text:p>
              </text:list-item>
              <text:list-item>
                <text:p text:style-name="P45"><text:span text:style-name="T12">Xóa giá trị cookie: </text:span><text:span text:style-name="Source_20_Text"><text:span text:style-name="T19">Cookie::forget('key')</text:span></text:span></text:p>
              </text:list-item>
              <text:list-item>
                <text:p text:style-name="P45"><text:span text:style-name="T12">Check cookie có tồn tại hay không: </text:span><text:span text:style-name="Source_20_Text"><text:span text:style-name="T19">Cache::has('key')</text:span></text:span></text:p>
              </text:list-item>
            </text:list>
            <text:p text:style-name="Table_20_Contents"/>
          </table:table-cell>
        </table:table-row>
        <table:table-row>
          <table:table-cell table:style-name="Table1.A2" office:value-type="string">
            <text:p text:style-name="P54"><text:span text:style-name="T73">40 . </text:span><text:span text:style-name="T15">Bật tắt chế độ maintenance trong Laravel</text:span></text:p>
          </table:table-cell>
          <table:table-cell table:style-name="Table1.B2" office:value-type="string">
            <text:p text:style-name="P51"><text:span text:style-name="T74">// Enable maintenance mode</text:span><text:span text:style-name="T72"> </text:span></text:p>
            <text:p text:style-name="P51"><text:span text:style-name="T71">php artisan down </text:span></text:p>
            <text:p text:style-name="P51"><text:span text:style-name="T74">// Disable maintenance mode</text:span><text:span text:style-name="T72"> </text:span></text:p>
            <text:p text:style-name="P51"><text:span text:style-name="T71">php artisan up</text:span></text:p>
          </table:table-cell>
        </table:table-row>
        <table:table-row>
          <table:table-cell table:style-name="Table1.A2" office:value-type="string">
            <text:p text:style-name="P54"><text:span text:style-name="T73">41 . </text:span><text:span text:style-name="T15">Hàm dd() trong Laravel</text:span></text:p>
          </table:table-cell>
          <table:table-cell table:style-name="Table1.B2" office:value-type="string">
            <text:p text:style-name="P13">Đây là một hàm trợ giúp được sử dụng để chuyển nội dung của biến sang trình duyệt và dừng thực thi tập lệnh tiếp theo. Nó là viết tắt của Dump and Die.</text:p>
          </table:table-cell>
        </table:table-row>
        <table:table-row>
          <table:table-cell table:style-name="Table1.A2" office:value-type="string">
            <text:p text:style-name="P54"><text:span text:style-name="T73">42 . </text:span><text:span text:style-name="T15">Thuộc tính fillable trong Model là gì?</text:span></text:p>
          </table:table-cell>
          <table:table-cell table:style-name="Table1.B2" office:value-type="string">
            <text:p text:style-name="P13">Nó là một mảng chứa tất cả các trường của bảng có thể được tạo trực tiếp bản ghi mới trong bảng Cơ sở dữ liệu của bạn.</text:p>
          </table:table-cell>
        </table:table-row>
        <text:soft-page-break/>
        <table:table-row>
          <table:table-cell table:style-name="Table1.A2" office:value-type="string">
            <text:p text:style-name="P56"><text:span text:style-name="T75">43 . </text:span><text:span text:style-name="T15">Lấy ra thông tin người dùng khi họ đăng nhập với Auth?</text:span></text:p>
          </table:table-cell>
          <table:table-cell table:style-name="Table1.B2" office:value-type="string">
            <text:p text:style-name="P62"><text:span text:style-name="T44">use</text:span><text:span text:style-name="T47"> </text:span><text:span text:style-name="T59">Illuminate\Support\Facades\Auth</text:span><text:span text:style-name="T48">;</text:span><text:span text:style-name="T47"> </text:span></text:p>
            <text:p text:style-name="P62"><text:span text:style-name="T48">$userinfo</text:span><text:span text:style-name="T47"> </text:span><text:span text:style-name="T44">=</text:span><text:span text:style-name="T47"> </text:span><text:span text:style-name="T48">Auth::</text:span><text:span text:style-name="T52">user</text:span><text:span text:style-name="T48">();</text:span><text:span text:style-name="T47"> </text:span><text:span text:style-name="T52">print_r</text:span><text:span text:style-name="T48">($userinfo</text:span><text:span text:style-name="T47"> </text:span><text:span text:style-name="T48">);</text:span></text:p>
          </table:table-cell>
        </table:table-row>
        <table:table-row>
          <table:table-cell table:style-name="Table1.A2" office:value-type="string">
            <text:p text:style-name="P56"><text:span text:style-name="T75">44 . <text:s/></text:span><text:span text:style-name="T15">Laravel có hỗ trợ caching?</text:span></text:p>
          </table:table-cell>
          <table:table-cell table:style-name="Table1.B2" office:value-type="string">
            <text:p text:style-name="P11"><text:span text:style-name="T32">Có, nó hỗ trợ </text:span><text:span text:style-name="Source_20_Text"><text:span text:style-name="T21">caching</text:span></text:span><text:span text:style-name="T41"> </text:span><text:span text:style-name="T32">như Memcached và Redis. Theo mặc định, laravel được cấu hình với </text:span><text:span text:style-name="Source_20_Text"><text:span text:style-name="T21">caching</text:span></text:span><text:span text:style-name="T41"> </text:span><text:span text:style-name="T32">lưu trữ các đối tượng được lưu nối tiếp, được lưu trong các tệp. Thông thường chúng ta có thể sử dụng Memcached hoặc Redis cho các dự án lớn.</text:span></text:p>
          </table:table-cell>
        </table:table-row>
        <table:table-row>
          <table:table-cell table:style-name="Table1.A2" office:value-type="string">
            <text:p text:style-name="P56"><text:span text:style-name="T75">45 . </text:span><text:span text:style-name="T15">Sự khác nhau giữa {{ $username }} và {!! $username !!} </text:span></text:p>
          </table:table-cell>
          <table:table-cell table:style-name="Table1.B2" office:value-type="string">
            <text:p text:style-name="P8"><text:span text:style-name="Source_20_Text"><text:span text:style-name="T23">{{ $username }}</text:span></text:span><text:span text:style-name="T37"> chỉ được sử dụng để hiển thị nội dung văn bản nhưng </text:span><text:span text:style-name="Source_20_Text"><text:span text:style-name="T23">{!! $username !!}</text:span></text:span><text:span text:style-name="T37"> được sử dụng để hiển thị nội dung với các thẻ HTML nếu tồn tại.</text:span></text:p>
            <text:p text:style-name="Text_20_body"><text:line-break/></text:p>
          </table:table-cell>
        </table:table-row>
        <table:table-row>
          <table:table-cell table:style-name="Table1.A2" office:value-type="string">
            <text:p text:style-name="P56"><text:span text:style-name="T75">46 . </text:span><text:span text:style-name="T15">Làm thế nào để kiểm tra nếu giá trị được gửi trong request?</text:span></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sans-serif"/>
    <style:font-face style:name="Lohit Devanagari1" svg:font-family="'Lohit Devanagari'"/>
    <style:font-face style:name="Montserrat" svg:font-family="Montserrat"/>
    <style:font-face style:name="Open Sans" svg:font-family="'Open Sans', apple-system, BlinkMacSystemFont, 'Segoe UI', 'Helvetica Neue', Arial, sans-serif, 'Apple Color Emoji', 'Segoe UI Emoji', 'Segoe UI Symbol'"/>
    <style:font-face style:name="SFMono-Regular" svg:font-family="SFMono-Regular, Consolas, 'Liberation Mono', Menlo, Courier, monospace"/>
    <style:font-face style:name="SFMono-Regular1" svg:font-family="SFMono-Regular, Consolas, 'Ubuntu Mono', 'Liberation Mono', Menlo, Courier, monospace"/>
    <style:font-face style:name="Verdana" svg:font-family="Verdana, Gene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398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08:37:12.467364951</meta:creation-date>
    <dc:date>2021-04-02T15:23:21.230478694</dc:date>
    <meta:editing-duration>PT11M41S</meta:editing-duration>
    <meta:editing-cycles>2</meta:editing-cycles>
    <meta:generator>LibreOffice/6.0.7.3$Linux_X86_64 LibreOffice_project/00m0$Build-3</meta:generator>
    <meta:document-statistic meta:table-count="1" meta:image-count="0" meta:object-count="0" meta:page-count="8" meta:paragraph-count="209" meta:word-count="2222" meta:character-count="11709" meta:non-whitespace-character-count="9643"/>
  </office:meta>
</office:document-meta>
</file>